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2">
      <style:paragraph-properties fo:margin-top="0in" fo:margin-bottom="0in"/>
    </style:style>
    <style:style style:name="P23" style:family="paragraph" style:parent-style-name="Text_20_body" style:list-style-name="L3">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4">
      <style:paragraph-properties fo:margin-top="0in" fo:margin-bottom="0in"/>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5">
      <style:paragraph-properties fo:margin-top="0in" fo:margin-bottom="0in"/>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26623*"/>
    </style:style>
    <style:style style:name="Table1.B" style:family="table-column">
      <style:table-column-properties style:rel-column-width="16383*"/>
    </style:style>
    <style:style style:name="Table1.C" style:family="table-column">
      <style:table-column-properties style:rel-column-width="22527*"/>
    </style:style>
    <style:style style:name="Table2" style:family="table">
      <style:table-properties table:align="center" style:rel-width="100%"/>
    </style:style>
    <style:style style:name="Table2.A" style:family="table-column">
      <style:table-column-properties style:rel-column-width="21270*"/>
    </style:style>
    <style:style style:name="Table2.B" style:family="table-column">
      <style:table-column-properties style:rel-column-width="21845*"/>
    </style:style>
    <style:style style:name="Table2.C" style:family="table-column">
      <style:table-column-properties style:rel-column-width="22419*"/>
    </style:style>
    <style:style style:name="Table3" style:family="table">
      <style:table-properties table:align="center" style:rel-width="100%"/>
    </style:style>
    <style:style style:name="Table3.A" style:family="table-column">
      <style:table-column-properties style:rel-column-width="12365*"/>
    </style:style>
    <style:style style:name="Table3.B" style:family="table-column">
      <style:table-column-properties style:rel-column-width="9892*"/>
    </style:style>
    <style:style style:name="Table3.C" style:family="table-column">
      <style:table-column-properties style:rel-column-width="43277*"/>
    </style:style>
    <style:style style:name="Table4" style:family="table">
      <style:table-properties table:align="center" style:rel-width="100%"/>
    </style:style>
    <style:style style:name="Table4.A" style:family="table-column">
      <style:table-column-properties style:rel-column-width="23301*"/>
    </style:style>
    <style:style style:name="Table4.B" style:family="table-column">
      <style:table-column-properties style:rel-column-width="11650*"/>
    </style:style>
    <style:style style:name="Table4.C" style:family="table-column">
      <style:table-column-properties style:rel-column-width="30583*"/>
    </style:style>
    <style:style style:name="Table5" style:family="table">
      <style:table-properties table:align="center" style:rel-width="100%"/>
    </style:style>
    <style:style style:name="Table5.A" style:family="table-column">
      <style:table-column-properties style:rel-column-width="23301*"/>
    </style:style>
    <style:style style:name="Table5.B" style:family="table-column">
      <style:table-column-properties style:rel-column-width="11650*"/>
    </style:style>
    <style:style style:name="Table5.C" style:family="table-column">
      <style:table-column-properties style:rel-column-width="30583*"/>
    </style:style>
    <style:style style:name="Table6" style:family="table">
      <style:table-properties table:align="center" style:rel-width="100%"/>
    </style:style>
    <style:style style:name="Table6.A" style:family="table-column">
      <style:table-column-properties style:rel-column-width="14563*"/>
    </style:style>
    <style:style style:name="Table6.B" style:family="table-column">
      <style:table-column-properties style:rel-column-width="4633*"/>
    </style:style>
    <style:style style:name="Table6.C" style:family="table-column">
      <style:table-column-properties style:rel-column-width="46337*"/>
    </style:style>
  </office:automatic-styles>
  <office:body>
    <office:text>
      <text:h text:style-name="Heading_20_1" text:outline-level="1"><text:bookmark-start text:name="new-rule-syntax"/>New rule syntax<text:bookmark-end text:name="new-rule-syntax"/></text:h>
      <text:p text:style-name="First_20_paragraph">Getting started with rule writing? Try the <text:a xlink:type="simple" xlink:href="https://semgrep.dev/learn" office:name=""><text:span text:style-name="Definition">Semgrep Tutorial</text:span></text:a> 🎓</text:p>
      <text:p text:style-name="Text_20_body">This document describes Semgrep’s new YAML rule syntax.</text:p>
      <text:h text:style-name="Heading_20_2" text:outline-level="2"><text:bookmark-start text:name="schema"/>Schema<text:bookmark-end text:name="schema"/></text:h>
      <text:h text:style-name="Heading_20_3" text:outline-level="3"><text:bookmark-start text:name="required"/>Required<text:bookmark-end text:name="required"/></text:h>
      <text:p text:style-name="First_20_paragraph">All required fields must be present at the top-level of a rule, immediately under the <text:span text:style-name="Source_Text">rules</text:span> key.</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Field</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id</text:span></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Unique, descriptive identifier, for example: <text:span text:style-name="Source_Text">no-unused-variable</text:span></text:p>
          </table:table-cell>
        </table:table-row>
        <table:table-row>
          <table:table-cell table:style-name="TableRowCell" office:value-type="string">
            <text:p text:style-name="Table_20_Contents"><text:span text:style-name="Source_Text">message</text:span></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Message that includes why Semgrep matched this pattern and how to remediate it. See also <text:a xlink:type="simple" xlink:href="..//contributing/contributing-to-semgrep-rules-repository/#rule-messages" office:name=""><text:span text:style-name="Definition">Rule messages</text:span></text:a>.</text:p>
          </table:table-cell>
        </table:table-row>
        <table:table-row>
          <table:table-cell table:style-name="TableRowCell" office:value-type="string">
            <text:p text:style-name="Table_20_Contents"><text:span text:style-name="Source_Text">severity</text:span></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One of: <text:span text:style-name="Source_Text">INFO</text:span>, <text:span text:style-name="Source_Text">WARNING</text:span>, or <text:span text:style-name="Source_Text">ERROR</text:span></text:p>
          </table:table-cell>
        </table:table-row>
        <table:table-row>
          <table:table-cell table:style-name="TableRowCell" office:value-type="string">
            <text:p text:style-name="Table_20_Contents"><text:span text:style-name="Source_Text">languages</text:span></text:p>
          </table:table-cell>
          <table:table-cell table:style-name="TableRowCell" office:value-type="string">
            <text:p text:style-name="Table_20_Contents"><text:span text:style-name="Source_Text">array</text:span></text:p>
          </table:table-cell>
          <table:table-cell table:style-name="TableRowCell" office:value-type="string">
            <text:p text:style-name="Table_20_Contents">See <text:a xlink:type="simple" xlink:href="..//writing-rules/rule-syntax/#language-extensions-and-tags" office:name=""><text:span text:style-name="Definition">language extensions and tags</text:span></text:a></text:p>
          </table:table-cell>
        </table:table-row>
        <table:table-row>
          <table:table-cell table:style-name="TableRowCell" office:value-type="string">
            <text:p text:style-name="Table_20_Contents"><text:a xlink:type="simple" xlink:href="#match" office:name=""><text:span text:style-name="Definition"><text:span text:style-name="Source_Text">match</text:span></text:span></text:a><text:span text:style-name="T1">*</text:span></text:p>
          </table:table-cell>
          <table:table-cell table:style-name="TableRowCell" office:value-type="string">
            <text:p text:style-name="Table_20_Contents"><text:span text:style-name="Source_Text">pattern</text:span></text:p>
          </table:table-cell>
          <table:table-cell table:style-name="TableRowCell" office:value-type="string">
            <text:p text:style-name="Table_20_Contents">Find code matching this pattern</text:p>
          </table:table-cell>
        </table:table-row>
      </table:table>
      <text:h text:style-name="Heading_20_4" text:outline-level="4"><text:bookmark-start text:name="language-extensions-and-tags"/>Language extensions and tags<text:bookmark-end text:name="language-extensions-and-tags"/></text:h>
      <text:p text:style-name="First_20_paragraph">The following table includes languages supported by Semgrep, accepted file extensions for test files that accompany rules, and valid values that Semgrep rules require in the <text:span text:style-name="Source_Text">languages</text:span> key.</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Language</text:p>
            </table:table-cell>
            <table:table-cell table:style-name="TableHeaderRowCell" office:value-type="string">
              <text:p text:style-name="Table_20_Heading">Extensions</text:p>
            </table:table-cell>
            <table:table-cell table:style-name="TableHeaderRowCell" office:value-type="string">
              <text:p text:style-name="Table_20_Heading"><text:span text:style-name="Source_Text">languages</text:span> key values</text:p>
            </table:table-cell>
          </table:table-row>
        </table:table-header-rows>
        <table:table-row>
          <table:table-cell table:style-name="TableRowCell" office:value-type="string">
            <text:p text:style-name="Table_20_Contents">Apex (only in Semgrep Pro Engine)</text:p>
          </table:table-cell>
          <table:table-cell table:style-name="TableRowCell" office:value-type="string">
            <text:p text:style-name="Table_20_Contents"><text:span text:style-name="Source_Text">.cls</text:span></text:p>
          </table:table-cell>
          <table:table-cell table:style-name="TableRowCell" office:value-type="string">
            <text:p text:style-name="Table_20_Contents"><text:span text:style-name="Source_Text">apex</text:span></text:p>
          </table:table-cell>
        </table:table-row>
        <table:table-row>
          <table:table-cell table:style-name="TableRowCell" office:value-type="string">
            <text:p text:style-name="Table_20_Contents">Bash</text:p>
          </table:table-cell>
          <table:table-cell table:style-name="TableRowCell" office:value-type="string">
            <text:p text:style-name="Table_20_Contents"><text:span text:style-name="Source_Text">.bash</text:span>, <text:span text:style-name="Source_Text">.sh</text:span></text:p>
          </table:table-cell>
          <table:table-cell table:style-name="TableRowCell" office:value-type="string">
            <text:p text:style-name="Table_20_Contents"><text:span text:style-name="Source_Text">bash</text:span>, <text:span text:style-name="Source_Text">sh</text:span></text:p>
          </table:table-cell>
        </table:table-row>
        <table:table-row>
          <table:table-cell table:style-name="TableRowCell" office:value-type="string">
            <text:p text:style-name="Table_20_Contents">C</text:p>
          </table:table-cell>
          <table:table-cell table:style-name="TableRowCell" office:value-type="string">
            <text:p text:style-name="Table_20_Contents"><text:span text:style-name="Source_Text">.c</text:span></text:p>
          </table:table-cell>
          <table:table-cell table:style-name="TableRowCell" office:value-type="string">
            <text:p text:style-name="Table_20_Contents"><text:span text:style-name="Source_Text">c</text:span></text:p>
          </table:table-cell>
        </table:table-row>
        <table:table-row>
          <table:table-cell table:style-name="TableRowCell" office:value-type="string">
            <text:p text:style-name="Table_20_Contents">Cairo</text:p>
          </table:table-cell>
          <table:table-cell table:style-name="TableRowCell" office:value-type="string">
            <text:p text:style-name="Table_20_Contents"><text:span text:style-name="Source_Text">.cairo</text:span></text:p>
          </table:table-cell>
          <table:table-cell table:style-name="TableRowCell" office:value-type="string">
            <text:p text:style-name="Table_20_Contents"><text:span text:style-name="Source_Text">cairo</text:span></text:p>
          </table:table-cell>
        </table:table-row>
        <table:table-row>
          <table:table-cell table:style-name="TableRowCell" office:value-type="string">
            <text:p text:style-name="Table_20_Contents">Clojure</text:p>
          </table:table-cell>
          <table:table-cell table:style-name="TableRowCell" office:value-type="string">
            <text:p text:style-name="Table_20_Contents"><text:span text:style-name="Source_Text">.clj</text:span>, <text:span text:style-name="Source_Text">.cljs</text:span>, <text:span text:style-name="Source_Text">.cljc</text:span>, <text:span text:style-name="Source_Text">.edn</text:span></text:p>
          </table:table-cell>
          <table:table-cell table:style-name="TableRowCell" office:value-type="string">
            <text:p text:style-name="Table_20_Contents"><text:span text:style-name="Source_Text">clojure</text:span></text:p>
          </table:table-cell>
        </table:table-row>
        <table:table-row>
          <table:table-cell table:style-name="TableRowCell" office:value-type="string">
            <text:p text:style-name="Table_20_Contents">C++</text:p>
          </table:table-cell>
          <table:table-cell table:style-name="TableRowCell" office:value-type="string">
            <text:p text:style-name="Table_20_Contents"><text:span text:style-name="Source_Text">.cc</text:span>, <text:span text:style-name="Source_Text">.cpp</text:span></text:p>
          </table:table-cell>
          <table:table-cell table:style-name="TableRowCell" office:value-type="string">
            <text:p text:style-name="Table_20_Contents"><text:span text:style-name="Source_Text">cpp</text:span>, <text:span text:style-name="Source_Text">c++</text:span></text:p>
          </table:table-cell>
        </table:table-row>
        <table:table-row>
          <table:table-cell table:style-name="TableRowCell" office:value-type="string">
            <text:p text:style-name="Table_20_Contents">C#</text:p>
          </table:table-cell>
          <table:table-cell table:style-name="TableRowCell" office:value-type="string">
            <text:p text:style-name="Table_20_Contents"><text:span text:style-name="Source_Text">.cs</text:span></text:p>
          </table:table-cell>
          <table:table-cell table:style-name="TableRowCell" office:value-type="string">
            <text:p text:style-name="Table_20_Contents"><text:span text:style-name="Source_Text">csharp</text:span>, <text:span text:style-name="Source_Text">c#</text:span></text:p>
          </table:table-cell>
        </table:table-row>
        <table:table-row>
          <table:table-cell table:style-name="TableRowCell" office:value-type="string">
            <text:p text:style-name="Table_20_Contents">Dart</text:p>
          </table:table-cell>
          <table:table-cell table:style-name="TableRowCell" office:value-type="string">
            <text:p text:style-name="Table_20_Contents"><text:span text:style-name="Source_Text">.dart</text:span></text:p>
          </table:table-cell>
          <table:table-cell table:style-name="TableRowCell" office:value-type="string">
            <text:p text:style-name="Table_20_Contents"><text:span text:style-name="Source_Text">dart</text:span></text:p>
          </table:table-cell>
        </table:table-row>
        <table:table-row>
          <table:table-cell table:style-name="TableRowCell" office:value-type="string">
            <text:p text:style-name="Table_20_Contents">Dockerfile</text:p>
          </table:table-cell>
          <table:table-cell table:style-name="TableRowCell" office:value-type="string">
            <text:p text:style-name="Table_20_Contents"><text:span text:style-name="Source_Text">.dockerfile</text:span>, <text:span text:style-name="Source_Text">.Dockerfile</text:span></text:p>
          </table:table-cell>
          <table:table-cell table:style-name="TableRowCell" office:value-type="string">
            <text:p text:style-name="Table_20_Contents"><text:span text:style-name="Source_Text">dockerfile</text:span>, <text:span text:style-name="Source_Text">docker</text:span></text:p>
          </table:table-cell>
        </table:table-row>
        <table:table-row>
          <table:table-cell table:style-name="TableRowCell" office:value-type="string">
            <text:p text:style-name="Table_20_Contents">Elixir</text:p>
          </table:table-cell>
          <table:table-cell table:style-name="TableRowCell" office:value-type="string">
            <text:p text:style-name="Table_20_Contents"><text:span text:style-name="Source_Text">.ex</text:span>, <text:span text:style-name="Source_Text">.exs</text:span></text:p>
          </table:table-cell>
          <table:table-cell table:style-name="TableRowCell" office:value-type="string">
            <text:p text:style-name="Table_20_Contents"><text:span text:style-name="Source_Text">ex</text:span>, <text:span text:style-name="Source_Text">elixir</text:span></text:p>
          </table:table-cell>
        </table:table-row>
        <table:table-row>
          <table:table-cell table:style-name="TableRowCell" office:value-type="string">
            <text:p text:style-name="Table_20_Contents">Generic</text:p>
          </table:table-cell>
          <table:table-cell table:style-name="TableRowCell" office:value-type="string">
    </table:table-cell>
          <table:table-cell table:style-name="TableRowCell" office:value-type="string">
            <text:p text:style-name="Table_20_Contents"><text:span text:style-name="Source_Text">generic</text:span></text:p>
          </table:table-cell>
        </table:table-row>
        <table:table-row>
          <table:table-cell table:style-name="TableRowCell" office:value-type="string">
            <text:p text:style-name="Table_20_Contents">Go</text:p>
          </table:table-cell>
          <table:table-cell table:style-name="TableRowCell" office:value-type="string">
            <text:p text:style-name="Table_20_Contents"><text:span text:style-name="Source_Text">.go</text:span></text:p>
          </table:table-cell>
          <table:table-cell table:style-name="TableRowCell" office:value-type="string">
            <text:p text:style-name="Table_20_Contents"><text:span text:style-name="Source_Text">go</text:span>, <text:span text:style-name="Source_Text">golang</text:span></text:p>
          </table:table-cell>
        </table:table-row>
        <table:table-row>
          <table:table-cell table:style-name="TableRowCell" office:value-type="string">
            <text:p text:style-name="Table_20_Contents">HTML</text:p>
          </table:table-cell>
          <table:table-cell table:style-name="TableRowCell" office:value-type="string">
            <text:p text:style-name="Table_20_Contents"><text:span text:style-name="Source_Text">.htm</text:span>, <text:span text:style-name="Source_Text">.html</text:span></text:p>
          </table:table-cell>
          <table:table-cell table:style-name="TableRowCell" office:value-type="string">
            <text:p text:style-name="Table_20_Contents"><text:span text:style-name="Source_Text">html</text:span></text:p>
          </table:table-cell>
        </table:table-row>
        <table:table-row>
          <table:table-cell table:style-name="TableRowCell" office:value-type="string">
            <text:p text:style-name="Table_20_Contents">Java</text:p>
          </table:table-cell>
          <table:table-cell table:style-name="TableRowCell" office:value-type="string">
            <text:p text:style-name="Table_20_Contents"><text:span text:style-name="Source_Text">.java</text:span></text:p>
          </table:table-cell>
          <table:table-cell table:style-name="TableRowCell" office:value-type="string">
            <text:p text:style-name="Table_20_Contents"><text:span text:style-name="Source_Text">java</text:span></text:p>
          </table:table-cell>
        </table:table-row>
        <table:table-row>
          <table:table-cell table:style-name="TableRowCell" office:value-type="string">
            <text:p text:style-name="Table_20_Contents">JavaScript</text:p>
          </table:table-cell>
          <table:table-cell table:style-name="TableRowCell" office:value-type="string">
            <text:p text:style-name="Table_20_Contents"><text:span text:style-name="Source_Text">.js</text:span>, <text:span text:style-name="Source_Text">.jsx</text:span></text:p>
          </table:table-cell>
          <table:table-cell table:style-name="TableRowCell" office:value-type="string">
            <text:p text:style-name="Table_20_Contents"><text:span text:style-name="Source_Text">js</text:span>, <text:span text:style-name="Source_Text">javascript</text:span></text:p>
          </table:table-cell>
        </table:table-row>
        <table:table-row>
          <table:table-cell table:style-name="TableRowCell" office:value-type="string">
            <text:p text:style-name="Table_20_Contents">JSON</text:p>
          </table:table-cell>
          <table:table-cell table:style-name="TableRowCell" office:value-type="string">
            <text:p text:style-name="Table_20_Contents"><text:span text:style-name="Source_Text">.json</text:span>, <text:span text:style-name="Source_Text">.ipynb</text:span></text:p>
          </table:table-cell>
          <table:table-cell table:style-name="TableRowCell" office:value-type="string">
            <text:p text:style-name="Table_20_Contents"><text:span text:style-name="Source_Text">json</text:span></text:p>
          </table:table-cell>
        </table:table-row>
        <table:table-row>
          <table:table-cell table:style-name="TableRowCell" office:value-type="string">
            <text:p text:style-name="Table_20_Contents">Jsonnet</text:p>
          </table:table-cell>
          <table:table-cell table:style-name="TableRowCell" office:value-type="string">
            <text:p text:style-name="Table_20_Contents"><text:span text:style-name="Source_Text">.jsonnet</text:span>, <text:span text:style-name="Source_Text">.libsonnet</text:span></text:p>
          </table:table-cell>
          <table:table-cell table:style-name="TableRowCell" office:value-type="string">
            <text:p text:style-name="Table_20_Contents"><text:span text:style-name="Source_Text">jsonnet</text:span></text:p>
          </table:table-cell>
        </table:table-row>
        <table:table-row>
          <table:table-cell table:style-name="TableRowCell" office:value-type="string">
            <text:p text:style-name="Table_20_Contents">JSX</text:p>
          </table:table-cell>
          <table:table-cell table:style-name="TableRowCell" office:value-type="string">
            <text:p text:style-name="Table_20_Contents"><text:span text:style-name="Source_Text">.js</text:span>, <text:span text:style-name="Source_Text">.jsx</text:span></text:p>
          </table:table-cell>
          <table:table-cell table:style-name="TableRowCell" office:value-type="string">
            <text:p text:style-name="Table_20_Contents"><text:span text:style-name="Source_Text">js</text:span>, <text:span text:style-name="Source_Text">javascript</text:span></text:p>
          </table:table-cell>
        </table:table-row>
        <table:table-row>
          <table:table-cell table:style-name="TableRowCell" office:value-type="string">
            <text:p text:style-name="Table_20_Contents">Julia</text:p>
          </table:table-cell>
          <table:table-cell table:style-name="TableRowCell" office:value-type="string">
            <text:p text:style-name="Table_20_Contents"><text:span text:style-name="Source_Text">.jl</text:span></text:p>
          </table:table-cell>
          <table:table-cell table:style-name="TableRowCell" office:value-type="string">
            <text:p text:style-name="Table_20_Contents"><text:span text:style-name="Source_Text">julia</text:span></text:p>
          </table:table-cell>
        </table:table-row>
        <table:table-row>
          <table:table-cell table:style-name="TableRowCell" office:value-type="string">
            <text:p text:style-name="Table_20_Contents">Kotlin</text:p>
          </table:table-cell>
          <table:table-cell table:style-name="TableRowCell" office:value-type="string">
            <text:p text:style-name="Table_20_Contents"><text:span text:style-name="Source_Text">.kt</text:span>, <text:span text:style-name="Source_Text">.kts</text:span>, <text:span text:style-name="Source_Text">.ktm</text:span></text:p>
          </table:table-cell>
          <table:table-cell table:style-name="TableRowCell" office:value-type="string">
            <text:p text:style-name="Table_20_Contents"><text:span text:style-name="Source_Text">kt</text:span>, <text:span text:style-name="Source_Text">kotlin</text:span></text:p>
          </table:table-cell>
        </table:table-row>
        <table:table-row>
          <table:table-cell table:style-name="TableRowCell" office:value-type="string">
            <text:p text:style-name="Table_20_Contents">Lisp</text:p>
          </table:table-cell>
          <table:table-cell table:style-name="TableRowCell" office:value-type="string">
            <text:p text:style-name="Table_20_Contents"><text:span text:style-name="Source_Text">.lisp</text:span>, <text:span text:style-name="Source_Text">.cl</text:span>, <text:span text:style-name="Source_Text">.el</text:span></text:p>
          </table:table-cell>
          <table:table-cell table:style-name="TableRowCell" office:value-type="string">
            <text:p text:style-name="Table_20_Contents"><text:span text:style-name="Source_Text">lisp</text:span></text:p>
          </table:table-cell>
        </table:table-row>
        <table:table-row>
          <table:table-cell table:style-name="TableRowCell" office:value-type="string">
            <text:p text:style-name="Table_20_Contents">Lua</text:p>
          </table:table-cell>
          <table:table-cell table:style-name="TableRowCell" office:value-type="string">
            <text:p text:style-name="Table_20_Contents"><text:span text:style-name="Source_Text">.lua</text:span></text:p>
          </table:table-cell>
          <table:table-cell table:style-name="TableRowCell" office:value-type="string">
            <text:p text:style-name="Table_20_Contents"><text:span text:style-name="Source_Text">lua</text:span></text:p>
          </table:table-cell>
        </table:table-row>
        <table:table-row>
          <table:table-cell table:style-name="TableRowCell" office:value-type="string">
            <text:p text:style-name="Table_20_Contents">OCaml</text:p>
          </table:table-cell>
          <table:table-cell table:style-name="TableRowCell" office:value-type="string">
            <text:p text:style-name="Table_20_Contents"><text:span text:style-name="Source_Text">.ml</text:span>, <text:span text:style-name="Source_Text">.mli</text:span></text:p>
          </table:table-cell>
          <table:table-cell table:style-name="TableRowCell" office:value-type="string">
            <text:p text:style-name="Table_20_Contents"><text:span text:style-name="Source_Text">ocaml</text:span></text:p>
          </table:table-cell>
        </table:table-row>
        <table:table-row>
          <table:table-cell table:style-name="TableRowCell" office:value-type="string">
            <text:p text:style-name="Table_20_Contents">PHP</text:p>
          </table:table-cell>
          <table:table-cell table:style-name="TableRowCell" office:value-type="string">
            <text:p text:style-name="Table_20_Contents"><text:span text:style-name="Source_Text">.php</text:span>, <text:span text:style-name="Source_Text">.tpl</text:span></text:p>
          </table:table-cell>
          <table:table-cell table:style-name="TableRowCell" office:value-type="string">
            <text:p text:style-name="Table_20_Contents"><text:span text:style-name="Source_Text">php</text:span></text:p>
          </table:table-cell>
        </table:table-row>
        <table:table-row>
          <table:table-cell table:style-name="TableRowCell" office:value-type="string">
            <text:p text:style-name="Table_20_Contents">Python</text:p>
          </table:table-cell>
          <table:table-cell table:style-name="TableRowCell" office:value-type="string">
            <text:p text:style-name="Table_20_Contents"><text:span text:style-name="Source_Text">.py</text:span>, <text:span text:style-name="Source_Text">.pyi</text:span></text:p>
          </table:table-cell>
          <table:table-cell table:style-name="TableRowCell" office:value-type="string">
            <text:p text:style-name="Table_20_Contents"><text:span text:style-name="Source_Text">python</text:span>, <text:span text:style-name="Source_Text">python2</text:span>, <text:span text:style-name="Source_Text">python3</text:span>, <text:span text:style-name="Source_Text">py</text:span></text:p>
          </table:table-cell>
        </table:table-row>
        <table:table-row>
          <table:table-cell table:style-name="TableRowCell" office:value-type="string">
            <text:p text:style-name="Table_20_Contents">R</text:p>
          </table:table-cell>
          <table:table-cell table:style-name="TableRowCell" office:value-type="string">
            <text:p text:style-name="Table_20_Contents"><text:span text:style-name="Source_Text">.r</text:span>, <text:span text:style-name="Source_Text">.R</text:span></text:p>
          </table:table-cell>
          <table:table-cell table:style-name="TableRowCell" office:value-type="string">
            <text:p text:style-name="Table_20_Contents"><text:span text:style-name="Source_Text">r</text:span></text:p>
          </table:table-cell>
        </table:table-row>
        <table:table-row>
          <table:table-cell table:style-name="TableRowCell" office:value-type="string">
            <text:p text:style-name="Table_20_Contents">Ruby</text:p>
          </table:table-cell>
          <table:table-cell table:style-name="TableRowCell" office:value-type="string">
            <text:p text:style-name="Table_20_Contents"><text:span text:style-name="Source_Text">.rb</text:span></text:p>
          </table:table-cell>
          <table:table-cell table:style-name="TableRowCell" office:value-type="string">
            <text:p text:style-name="Table_20_Contents"><text:span text:style-name="Source_Text">ruby</text:span></text:p>
          </table:table-cell>
        </table:table-row>
        <table:table-row>
          <table:table-cell table:style-name="TableRowCell" office:value-type="string">
            <text:p text:style-name="Table_20_Contents">Rust</text:p>
          </table:table-cell>
          <table:table-cell table:style-name="TableRowCell" office:value-type="string">
            <text:p text:style-name="Table_20_Contents"><text:span text:style-name="Source_Text">.rs</text:span></text:p>
          </table:table-cell>
          <table:table-cell table:style-name="TableRowCell" office:value-type="string">
            <text:p text:style-name="Table_20_Contents"><text:span text:style-name="Source_Text">rust</text:span></text:p>
          </table:table-cell>
        </table:table-row>
        <table:table-row>
          <table:table-cell table:style-name="TableRowCell" office:value-type="string">
            <text:p text:style-name="Table_20_Contents">Scala</text:p>
          </table:table-cell>
          <table:table-cell table:style-name="TableRowCell" office:value-type="string">
            <text:p text:style-name="Table_20_Contents"><text:span text:style-name="Source_Text">.scala</text:span></text:p>
          </table:table-cell>
          <table:table-cell table:style-name="TableRowCell" office:value-type="string">
            <text:p text:style-name="Table_20_Contents"><text:span text:style-name="Source_Text">scala</text:span></text:p>
          </table:table-cell>
        </table:table-row>
        <table:table-row>
          <table:table-cell table:style-name="TableRowCell" office:value-type="string">
            <text:p text:style-name="Table_20_Contents">Scheme</text:p>
          </table:table-cell>
          <table:table-cell table:style-name="TableRowCell" office:value-type="string">
            <text:p text:style-name="Table_20_Contents"><text:span text:style-name="Source_Text">.scm</text:span>, <text:span text:style-name="Source_Text">.ss</text:span></text:p>
          </table:table-cell>
          <table:table-cell table:style-name="TableRowCell" office:value-type="string">
            <text:p text:style-name="Table_20_Contents"><text:span text:style-name="Source_Text">scheme</text:span></text:p>
          </table:table-cell>
        </table:table-row>
        <table:table-row>
          <table:table-cell table:style-name="TableRowCell" office:value-type="string">
            <text:p text:style-name="Table_20_Contents">Solidity</text:p>
          </table:table-cell>
          <table:table-cell table:style-name="TableRowCell" office:value-type="string">
            <text:p text:style-name="Table_20_Contents"><text:span text:style-name="Source_Text">.sol</text:span></text:p>
          </table:table-cell>
          <table:table-cell table:style-name="TableRowCell" office:value-type="string">
            <text:p text:style-name="Table_20_Contents"><text:span text:style-name="Source_Text">solidity</text:span>, <text:span text:style-name="Source_Text">sol</text:span></text:p>
          </table:table-cell>
        </table:table-row>
        <table:table-row>
          <table:table-cell table:style-name="TableRowCell" office:value-type="string">
            <text:p text:style-name="Table_20_Contents">Swift</text:p>
          </table:table-cell>
          <table:table-cell table:style-name="TableRowCell" office:value-type="string">
            <text:p text:style-name="Table_20_Contents"><text:span text:style-name="Source_Text">.swift</text:span></text:p>
          </table:table-cell>
          <table:table-cell table:style-name="TableRowCell" office:value-type="string">
            <text:p text:style-name="Table_20_Contents"><text:span text:style-name="Source_Text">swift</text:span></text:p>
          </table:table-cell>
        </table:table-row>
        <table:table-row>
          <table:table-cell table:style-name="TableRowCell" office:value-type="string">
            <text:p text:style-name="Table_20_Contents">Terraform</text:p>
          </table:table-cell>
          <table:table-cell table:style-name="TableRowCell" office:value-type="string">
            <text:p text:style-name="Table_20_Contents"><text:span text:style-name="Source_Text">.tf</text:span>, <text:span text:style-name="Source_Text">.hcl</text:span></text:p>
          </table:table-cell>
          <table:table-cell table:style-name="TableRowCell" office:value-type="string">
            <text:p text:style-name="Table_20_Contents"><text:span text:style-name="Source_Text">tf</text:span>, <text:span text:style-name="Source_Text">hcl</text:span>, <text:span text:style-name="Source_Text">terraform</text:span></text:p>
          </table:table-cell>
        </table:table-row>
        <table:table-row>
          <table:table-cell table:style-name="TableRowCell" office:value-type="string">
            <text:p text:style-name="Table_20_Contents">TypeScript</text:p>
          </table:table-cell>
          <table:table-cell table:style-name="TableRowCell" office:value-type="string">
            <text:p text:style-name="Table_20_Contents"><text:span text:style-name="Source_Text">.ts</text:span>, <text:span text:style-name="Source_Text">.tsx</text:span></text:p>
          </table:table-cell>
          <table:table-cell table:style-name="TableRowCell" office:value-type="string">
            <text:p text:style-name="Table_20_Contents"><text:span text:style-name="Source_Text">ts</text:span>, <text:span text:style-name="Source_Text">typescript</text:span></text:p>
          </table:table-cell>
        </table:table-row>
        <table:table-row>
          <table:table-cell table:style-name="TableRowCell" office:value-type="string">
            <text:p text:style-name="Table_20_Contents">TSX</text:p>
          </table:table-cell>
          <table:table-cell table:style-name="TableRowCell" office:value-type="string">
            <text:p text:style-name="Table_20_Contents"><text:span text:style-name="Source_Text">.ts</text:span>, <text:span text:style-name="Source_Text">.tsx</text:span></text:p>
          </table:table-cell>
          <table:table-cell table:style-name="TableRowCell" office:value-type="string">
            <text:p text:style-name="Table_20_Contents"><text:span text:style-name="Source_Text">ts</text:span>, <text:span text:style-name="Source_Text">typescript</text:span></text:p>
          </table:table-cell>
        </table:table-row>
        <table:table-row>
          <table:table-cell table:style-name="TableRowCell" office:value-type="string">
            <text:p text:style-name="Table_20_Contents">YAML</text:p>
          </table:table-cell>
          <table:table-cell table:style-name="TableRowCell" office:value-type="string">
            <text:p text:style-name="Table_20_Contents"><text:span text:style-name="Source_Text">.yml</text:span>, <text:span text:style-name="Source_Text">.yaml</text:span></text:p>
          </table:table-cell>
          <table:table-cell table:style-name="TableRowCell" office:value-type="string">
            <text:p text:style-name="Table_20_Contents"><text:span text:style-name="Source_Text">yaml</text:span></text:p>
          </table:table-cell>
        </table:table-row>
        <table:table-row>
          <table:table-cell table:style-name="TableRowCell" office:value-type="string">
            <text:p text:style-name="Table_20_Contents">XML</text:p>
          </table:table-cell>
          <table:table-cell table:style-name="TableRowCell" office:value-type="string">
            <text:p text:style-name="Table_20_Contents"><text:span text:style-name="Source_Text">.xml</text:span></text:p>
          </table:table-cell>
          <table:table-cell table:style-name="TableRowCell" office:value-type="string">
            <text:p text:style-name="Table_20_Contents"><text:span text:style-name="Source_Text">xml</text:span></text:p>
          </table:table-cell>
        </table:table-row>
      </table:table>
      <text:p text:style-name="First_20_paragraph">To see the maturity level of each supported language, see the following sections in <text:a xlink:type="simple" xlink:href="..//supported-languages/" office:name=""><text:span text:style-name="Definition">Supported languages</text:span></text:a> document: - <text:a xlink:type="simple" xlink:href="..//supported-languages/#semgrep-oss-engine" office:name=""><text:span text:style-name="Definition">Semgrep OSS Engine</text:span></text:a> - <text:a xlink:type="simple" xlink:href="..//supported-languages/#semgrep-pro-engine" office:name=""><text:span text:style-name="Definition">Semgrep Pro Engine</text:span></text:a></text:p>
      <text:h text:style-name="Heading_20_3" text:outline-level="3"><text:bookmark-start text:name="optional"/>Optional<text:bookmark-end text:name="optional"/></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Field</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a xlink:type="simple" xlink:href="#options" office:name=""><text:span text:style-name="Definition"><text:span text:style-name="Source_Text">options</text:span></text:span></text:a></text:p>
          </table:table-cell>
          <table:table-cell table:style-name="TableRowCell" office:value-type="string">
            <text:p text:style-name="Table_20_Contents"><text:span text:style-name="Source_Text">object</text:span></text:p>
          </table:table-cell>
          <table:table-cell table:style-name="TableRowCell" office:value-type="string">
            <text:p text:style-name="Table_20_Contents">Options object to enable/disable certain matching features</text:p>
          </table:table-cell>
        </table:table-row>
        <table:table-row>
          <table:table-cell table:style-name="TableRowCell" office:value-type="string">
            <text:p text:style-name="Table_20_Contents"><text:a xlink:type="simple" xlink:href="#fix" office:name=""><text:span text:style-name="Definition"><text:span text:style-name="Source_Text">fix</text:span></text:span></text:a></text:p>
          </table:table-cell>
          <table:table-cell table:style-name="TableRowCell" office:value-type="string">
            <text:p text:style-name="Table_20_Contents"><text:span text:style-name="Source_Text">object</text:span></text:p>
          </table:table-cell>
          <table:table-cell table:style-name="TableRowCell" office:value-type="string">
            <text:p text:style-name="Table_20_Contents">Simple search-and-replace autofix functionality</text:p>
          </table:table-cell>
        </table:table-row>
        <table:table-row>
          <table:table-cell table:style-name="TableRowCell" office:value-type="string">
            <text:p text:style-name="Table_20_Contents"><text:a xlink:type="simple" xlink:href="#metadata" office:name=""><text:span text:style-name="Definition"><text:span text:style-name="Source_Text">metadata</text:span></text:span></text:a></text:p>
          </table:table-cell>
          <table:table-cell table:style-name="TableRowCell" office:value-type="string">
            <text:p text:style-name="Table_20_Contents"><text:span text:style-name="Source_Text">object</text:span></text:p>
          </table:table-cell>
          <table:table-cell table:style-name="TableRowCell" office:value-type="string">
            <text:p text:style-name="Table_20_Contents">Arbitrary user-provided data; attach data to rules without affecting Semgrep’s behavior</text:p>
          </table:table-cell>
        </table:table-row>
        <table:table-row>
          <table:table-cell table:style-name="TableRowCell" office:value-type="string">
            <text:p text:style-name="Table_20_Contents"><text:a xlink:type="simple" xlink:href="#paths" office:name=""><text:span text:style-name="Definition"><text:span text:style-name="Source_Text">paths</text:span></text:span></text:a></text:p>
          </table:table-cell>
          <table:table-cell table:style-name="TableRowCell" office:value-type="string">
            <text:p text:style-name="Table_20_Contents"><text:span text:style-name="Source_Text">object</text:span></text:p>
          </table:table-cell>
          <table:table-cell table:style-name="TableRowCell" office:value-type="string">
            <text:p text:style-name="Table_20_Contents">Paths to include or exclude when running this rule</text:p>
          </table:table-cell>
        </table:table-row>
      </table:table>
      <text:h text:style-name="Heading_20_2" text:outline-level="2"><text:bookmark-start text:name="patterns"/>Patterns<text:bookmark-end text:name="patterns"/></text:h>
      <text:p text:style-name="First_20_paragraph">There are six core patterns that are key to composing and manipulating searches over a program. These are <text:span text:style-name="Source_Text">pattern</text:span>, <text:span text:style-name="Source_Text">any</text:span>, <text:span text:style-name="Source_Text">all</text:span>, <text:span text:style-name="Source_Text">not</text:span>, <text:span text:style-name="Source_Text">regex</text:span>, and <text:span text:style-name="Source_Text">inside</text:span>.</text:p>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Pattern</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a xlink:type="simple" xlink:href="#pattern" office:name=""><text:span text:style-name="Definition"><text:span text:style-name="Source_Text">pattern</text:span></text:span></text:a><text:span text:style-name="T1">*</text:span></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Find code matching this expression</text:p>
          </table:table-cell>
        </table:table-row>
        <table:table-row>
          <table:table-cell table:style-name="TableRowCell" office:value-type="string">
            <text:p text:style-name="Table_20_Contents"><text:a xlink:type="simple" xlink:href="#all" office:name=""><text:span text:style-name="Definition"><text:span text:style-name="Source_Text">all</text:span></text:span></text:a><text:span text:style-name="T1">*</text:span></text:p>
          </table:table-cell>
          <table:table-cell table:style-name="TableRowCell" office:value-type="string">
            <text:p text:style-name="Table_20_Contents"><text:span text:style-name="Source_Text">array</text:span></text:p>
          </table:table-cell>
          <table:table-cell table:style-name="TableRowCell" office:value-type="string">
            <text:p text:style-name="Table_20_Contents">Logical AND of multiple patterns</text:p>
          </table:table-cell>
        </table:table-row>
        <table:table-row>
          <table:table-cell table:style-name="TableRowCell" office:value-type="string">
            <text:p text:style-name="Table_20_Contents"><text:a xlink:type="simple" xlink:href="#any" office:name=""><text:span text:style-name="Definition"><text:span text:style-name="Source_Text">any</text:span></text:span></text:a><text:span text:style-name="T1">*</text:span></text:p>
          </table:table-cell>
          <table:table-cell table:style-name="TableRowCell" office:value-type="string">
            <text:p text:style-name="Table_20_Contents"><text:span text:style-name="Source_Text">array</text:span></text:p>
          </table:table-cell>
          <table:table-cell table:style-name="TableRowCell" office:value-type="string">
            <text:p text:style-name="Table_20_Contents">Logical OR of multiple patterns</text:p>
          </table:table-cell>
        </table:table-row>
        <table:table-row>
          <table:table-cell table:style-name="TableRowCell" office:value-type="string">
            <text:p text:style-name="Table_20_Contents"><text:a xlink:type="simple" xlink:href="#regex" office:name=""><text:span text:style-name="Definition"><text:span text:style-name="Source_Text">regex</text:span></text:span></text:a><text:span text:style-name="T1">*</text:span></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Find code matching this <text:a xlink:type="simple" xlink:href="https://www.pcre.org/original/doc/html/pcrepattern.html" office:name=""><text:span text:style-name="Definition">PCRE</text:span></text:a>-compatible pattern in multiline mode</text:p>
          </table:table-cell>
        </table:table-row>
        <table:table-row>
          <table:table-cell table:style-name="TableRowCell" office:value-type="string">
            <text:p text:style-name="Table_20_Contents"><text:a xlink:type="simple" xlink:href="#id_-inside" office:name=""><text:span text:style-name="Definition"><text:span text:style-name="Source_Text">inside</text:span></text:span></text:a></text:p>
          </table:table-cell>
          <table:table-cell table:style-name="TableRowCell" office:value-type="string">
            <text:p text:style-name="Table_20_Contents"><text:span text:style-name="Source_Text">pattern</text:span></text:p>
          </table:table-cell>
          <table:table-cell table:style-name="TableRowCell" office:value-type="string">
            <text:p text:style-name="Table_20_Contents">Keep findings that lie inside this pattern</text:p>
          </table:table-cell>
        </table:table-row>
        <table:table-row>
          <table:table-cell table:style-name="TableRowCell" office:value-type="string">
            <text:p text:style-name="Table_20_Contents"><text:a xlink:type="simple" xlink:href="#not" office:name=""><text:span text:style-name="Definition"><text:span text:style-name="Source_Text">not</text:span></text:span></text:a></text:p>
          </table:table-cell>
          <table:table-cell table:style-name="TableRowCell" office:value-type="string">
            <text:p text:style-name="Table_20_Contents"><text:span text:style-name="Source_Text">pattern</text:span></text:p>
          </table:table-cell>
          <table:table-cell table:style-name="TableRowCell" office:value-type="string">
            <text:p text:style-name="Table_20_Contents">Logical NOT - remove findings matching this pattern</text:p>
          </table:table-cell>
        </table:table-row>
      </table:table>
      <text:h text:style-name="Heading_20_3" text:outline-level="3"><text:bookmark-start text:name="pattern"/><text:span text:style-name="Source_Text">pattern</text:span><text:bookmark-end text:name="pattern"/></text:h>
      <text:p text:style-name="First_20_paragraph">The <text:span text:style-name="Source_Text">pattern</text:span> operator looks for code matching its expression. This can be basic expressions like <text:span text:style-name="Source_Text">$X == $X</text:span> or unwanted function calls like <text:span text:style-name="Source_Text">hashlib.md5(...)</text:span>.</text:p>
      <text:p text:style-name="Text_20_body">Although you <text:span text:style-name="T1">can</text:span> write <text:span text:style-name="Source_Text">pattern</text:span>, you don’t have to! Anywhere <text:span text:style-name="Source_Text">pattern: &lt;pat&gt;</text:span> is valid syntax, omitting the <text:span text:style-name="Source_Text">pattern:</text:span> and just writing your pattern string <text:span text:style-name="Source_Text">&lt;pat&gt;</text:span> is permitted.</text:p>
      <text:h text:style-name="Heading_20_3" text:outline-level="3"><text:bookmark-start text:name="all"/><text:span text:style-name="Source_Text">all</text:span><text:bookmark-end text:name="all"/></text:h>
      <text:p text:style-name="First_20_paragraph">The <text:span text:style-name="Source_Text">all</text:span> pattern performs a logical AND operation on one or more child patterns. This is useful for chaining multiple patterns together that all must be true. You can read it as “match <text:span text:style-name="T1">all</text:span> of these patterns”.</text:p>
      <text:h text:style-name="Heading_20_4" text:outline-level="4"><text:bookmark-start text:name="all-pattern-evaluation-strategy"/><text:span text:style-name="Source_Text">all</text:span> pattern evaluation strategy<text:bookmark-end text:name="all-pattern-evaluation-strategy"/></text:h>
      <text:p text:style-name="First_20_paragraph">Note that the order in which the child patterns are declared in an <text:span text:style-name="Source_Text">all</text:span> pattern has no effect on the final result. An <text:span text:style-name="Source_Text">all</text:span> pattern is always evaluated in the same way:</text:p>
      <text:list text:style-name="L1">
        <text:list-item>
          <text:p text:style-name="P1">Semgrep evaluates all <text:span text:style-name="T1">positive</text:span> patterns, that is <text:a xlink:type="simple" xlink:href="#inside" office:name=""><text:span text:style-name="Definition"><text:span text:style-name="Source_Text">inside</text:span></text:span></text:a>s, <text:a xlink:type="simple" xlink:href="#pattern" office:name=""><text:span text:style-name="Definition"><text:span text:style-name="Source_Text">pattern</text:span></text:span></text:a>s, <text:a xlink:type="simple" xlink:href="#regex" office:name=""><text:span text:style-name="Definition"><text:span text:style-name="Source_Text">regex</text:span></text:span></text:a>es, <text:a xlink:type="simple" xlink:href="#any" office:name=""><text:span text:style-name="Definition"><text:span text:style-name="Source_Text">any</text:span></text:span></text:a>, and <text:a xlink:type="simple" xlink:href="#patterns" office:name=""><text:span text:style-name="Definition"><text:span text:style-name="Source_Text">all</text:span></text:span></text:a>s. Each range matched by each one of these patterns is intersected with the ranges matched by the other patterns. The result is a set of <text:span text:style-name="T1">positive</text:span> ranges. The positive ranges carry <text:span text:style-name="T1">metavariable bindings</text:span>. For example, in one range <text:span text:style-name="Source_Text">$X</text:span> can be bound to the function call <text:span text:style-name="Source_Text">foo()</text:span>, and in another range <text:span text:style-name="Source_Text">$X</text:span> can be bound to the expression <text:span text:style-name="Source_Text">a + b</text:span>.</text:p>
        </text:list-item>
        <text:list-item>
          <text:p text:style-name="P1">Semgrep evaluates all <text:span text:style-name="T1">negative</text:span> patterns, that is any <text:a xlink:type="simple" xlink:href="#not" office:name=""><text:span text:style-name="Definition"><text:span text:style-name="Source_Text">not</text:span></text:span></text:a> pattern. This gives a set of <text:span text:style-name="T1">negative ranges</text:span> which are used to filter the positive ranges. This results in a strict subset of the positive ranges computed in the previous step.</text:p>
        </text:list-item>
        <text:list-item>
          <text:p text:style-name="P1">Semgrep evaluates all <text:a xlink:type="simple" xlink:href="#metavariable" office:name=""><text:span text:style-name="Definition"><text:span text:style-name="Source_Text">metavariable</text:span></text:span></text:a> conditions. These conditional patterns can only examine the metavariables bound in the positive ranges in step 1, that passed through the filter of negative patterns in step 2. Note that metavariables bound by negative patterns are <text:span text:style-name="T1">not</text:span> available here.</text:p>
        </text:list-item>
        <text:list-item>
          <text:p text:style-name="P1">Semgrep applies all <text:a xlink:type="simple" xlink:href="#focus" office:name=""><text:span text:style-name="Definition"><text:span text:style-name="Source_Text">focus</text:span></text:span></text:a>es, by computing the intersection of each positive range with the range of the metavariable on which we want to focus. Again, the only metavariables available to focus on are those bound by positive patterns.</text:p>
        </text:list-item>
      </text:list>
      <text:h text:style-name="Heading_20_3" text:outline-level="3"><text:bookmark-start text:name="any"/><text:span text:style-name="Source_Text">any</text:span><text:bookmark-end text:name="any"/></text:h>
      <text:p text:style-name="First_20_paragraph">The <text:span text:style-name="Source_Text">any</text:span> pattern performs a logical OR operation on one or more child patterns. This is useful for chaining multiple patterns together where any may be true. You can read it as “match <text:span text:style-name="T1">any</text:span> of these patterns”.</text:p>
      <text:p text:style-name="Text_20_body">This rule looks for usage of the Python standard library functions <text:span text:style-name="Source_Text">hashlib.md5</text:span> or <text:span text:style-name="Source_Text">hashlib.sha1</text:span>. Depending on their usage, these hashing functions are <text:a xlink:type="simple" xlink:href="https://shattered.io/" office:name=""><text:span text:style-name="Definition">considered insecure</text:span></text:a>.</text:p>
      <text:h text:style-name="Heading_20_3" text:outline-level="3"><text:bookmark-start text:name="regex"/><text:span text:style-name="Source_Text">regex</text:span><text:bookmark-end text:name="regex"/></text:h>
      <text:p text:style-name="First_20_paragraph">The <text:span text:style-name="Source_Text">regex</text:span> pattern searches files for substrings matching the given <text:a xlink:type="simple" xlink:href="https://www.pcre.org/original/doc/html/pcrepattern.html" office:name=""><text:span text:style-name="Definition">PCRE</text:span></text:a> pattern. This is useful for migrating existing regular expression code search functionality to Semgrep. PCRE “Perl-Compatible Regular Expressions” is a full-featured regex library that is widely compatible with Perl of course, but also with the respective regex libraries of Python, JavaScript, Go, Ruby, and Java. Patterns are compiled in multiline mode, i.e. <text:span text:style-name="Source_Text">^</text:span> and <text:span text:style-name="Source_Text">$</text:span> matches at the beginning and end of lines respectively in addition to the beginning and end of input (since Semgrep 0.95.0).</text:p>
      <text:p text:style-name="Text_20_body">⚠️ PCRE supports only a <text:a xlink:type="simple" xlink:href="https://www.pcre.org/original/doc/html/pcrepattern.html#uniextseq" office:name=""><text:span text:style-name="Definition">limited number of Unicode character properties</text:span></text:a>. For example, <text:span text:style-name="Source_Text">\p{Egyptian_Hieroglyphs}</text:span> is supported but <text:span text:style-name="Source_Text">\p{Bidi_Control}</text:span> isn’t.</text:p>
      <text:p text:style-name="Text_20_body">The <text:span text:style-name="Source_Text">regex</text:span> pattern can be combined with other patterns:</text:p>
      <text:p text:style-name="Text_20_body">It can also be used as a standalone, top-level pattern (though still under a <text:span text:style-name="Source_Text">match</text:span> key):</text:p>
      <text:p text:style-name="Text_20_body">Single (<text:span text:style-name="Source_Text">'</text:span>) and double (<text:span text:style-name="Source_Text">"</text:span>) quotes <text:a xlink:type="simple" xlink:href="https://docs.octoprint.org/en/master/configuration/yaml.html#scalars" office:name=""><text:span text:style-name="Definition">behave differently</text:span></text:a> in YAML syntax. Single quotes are typically preferred when using backslashes (<text:span text:style-name="Source_Text">\</text:span>) with <text:span text:style-name="Source_Text">regex</text:span>.</text:p>
      <text:p text:style-name="Text_20_body">Note that if the regex uses groups, the metavariables such as <text:span text:style-name="Source_Text">$1</text:span>, <text:span text:style-name="Source_Text">$2</text:span>, and so on, are bound to the content of the captured group.</text:p>
      <text:h text:style-name="Heading_20_3" text:outline-level="3"><text:bookmark-start text:name="not"/><text:span text:style-name="Source_Text">not</text:span><text:bookmark-end text:name="not"/></text:h>
      <text:p text:style-name="First_20_paragraph">The <text:span text:style-name="Source_Text">not</text:span> pattern is the opposite of <text:span text:style-name="Source_Text">pattern</text:span>. It finds code that does not match its expression. This is useful for eliminating common false positives.</text:p>
      <text:h text:style-name="Heading_20_3" text:outline-level="3"><text:bookmark-start text:name="inside"/><text:span text:style-name="Source_Text">inside</text:span><text:bookmark-end text:name="inside"/></text:h>
      <text:p text:style-name="First_20_paragraph">The <text:span text:style-name="Source_Text">inside</text:span> pattern keeps matched findings that reside within its expression. This is useful for finding code inside other pieces of code like functions or if blocks.</text:p>
      <text:p text:style-name="Text_20_body">A common use case for <text:span text:style-name="Source_Text">inside</text:span> is in conjunction with <text:span text:style-name="Source_Text">not</text:span>, to only keep findings which do not reside within some expression. This is useful for finding code that’s missing a corresponding cleanup action like disconnect, close, or shutdown. It’s also useful for finding problematic code that isn’t inside code that mitigates the issue.</text:p>
      <text:p text:style-name="Text_20_body">The above rule looks for files that are opened but never closed, possibly leading to resource exhaustion. It looks for the <text:span text:style-name="Source_Text">open(...)</text:span> pattern <text:span text:style-name="T1">and not</text:span> a following <text:span text:style-name="Source_Text">close()</text:span> pattern.</text:p>
      <text:p text:style-name="Text_20_body">The <text:span text:style-name="Source_Text">$F</text:span> metavariable ensures that the same variable name is used in the <text:span text:style-name="Source_Text">open</text:span> and <text:span text:style-name="Source_Text">close</text:span> calls. The ellipsis operator allows for any arguments to be passed to <text:span text:style-name="Source_Text">open</text:span> and any sequence of code statements in-between the <text:span text:style-name="Source_Text">open</text:span> and <text:span text:style-name="Source_Text">close</text:span> calls. The rule ignores how <text:span text:style-name="Source_Text">open</text:span> is called or what happens up to a <text:span text:style-name="Source_Text">close</text:span> call — it only needs to make sure <text:span text:style-name="Source_Text">close</text:span> is called.</text:p>
      <text:h text:style-name="Heading_20_2" text:outline-level="2"><text:bookmark-start text:name="pattern-modifiers"/>Pattern Modifiers<text:bookmark-end text:name="pattern-modifiers"/></text:h>
      <text:p text:style-name="First_20_paragraph">In addition to the six core patterns, there are a couple of <text:span text:style-name="T1">modifiers</text:span> that act upon the ranges defined by existing patterns. They serve to either filter those ranges out, or refine them to a more specific sub-section.</text:p>
      <text:p text:style-name="Text_20_body">The below optional modifier smust reside underneath a <text:span text:style-name="Source_Text">where</text:span> clause.</text:p>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Modifiers</text:p>
            </table:table-cell>
            <table:table-cell table:style-name="TableHeaderRowCell" office:value-type="string">
              <text:p text:style-name="Table_20_Heading">Type</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a xlink:type="simple" xlink:href="#metavariable-filters" office:name=""><text:span text:style-name="Definition"><text:span text:style-name="Source_Text">metavariable</text:span></text:span></text:a></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Filter range based on condition for metavariable. Must be accompanied by a filter.</text:p>
          </table:table-cell>
        </table:table-row>
        <table:table-row>
          <table:table-cell table:style-name="TableRowCell" office:value-type="string">
            <text:p text:style-name="Table_20_Contents"><text:a xlink:type="simple" xlink:href="#focus" office:name=""><text:span text:style-name="Definition"><text:span text:style-name="Source_Text">focus</text:span></text:span></text:a></text:p>
          </table:table-cell>
          <table:table-cell table:style-name="TableRowCell" office:value-type="string">
            <text:p text:style-name="Table_20_Contents"><text:span text:style-name="Source_Text">string</text:span></text:p>
          </table:table-cell>
          <table:table-cell table:style-name="TableRowCell" office:value-type="string">
            <text:p text:style-name="Table_20_Contents">Specify range to be instead that of a metavariable within it.</text:p>
          </table:table-cell>
        </table:table-row>
      </table:table>
      <text:h text:style-name="Heading_20_3" text:outline-level="3"><text:bookmark-start text:name="where-clauses"/>Where Clauses<text:bookmark-end text:name="where-clauses"/></text:h>
      <text:p text:style-name="First_20_paragraph">Due to the way that modifiers act upon ranges, rather than defining ranges themselves, they are syntactically separated from patterns. Instead, they are located in “<text:span text:style-name="Source_Text">where</text:span> clauses”, which are located physically adjacent to a pattern.</text:p>
      <text:p text:style-name="Text_20_body">For instance, take the following pattern:</text:p>
      <text:p text:style-name="P2">pattern: "foo"</text:p>
      <text:p text:style-name="First_20_paragraph">A <text:span text:style-name="Source_Text">where</text:span> clause can be defined by placing a <text:span text:style-name="Source_Text">where</text:span> key on the same indentation level as the pattern, and specifying a list of modifiers after it.</text:p>
      <text:p text:style-name="P3">pattern: foo($X)</text:p>
      <text:p text:style-name="P4">where:</text:p>
      <text:p text:style-name="P5"><text:s text:c="2"/>- focus: $X</text:p>
      <text:p text:style-name="First_20_paragraph">This applies for any kind of pattern! So you could also write:</text:p>
      <text:p text:style-name="P6">all:</text:p>
      <text:p text:style-name="P7"><text:s text:c="2"/>- any:</text:p>
      <text:p text:style-name="P8"><text:s text:c="6"/>- foo($X)</text:p>
      <text:p text:style-name="P9"><text:s text:c="6"/>- bar($X)</text:p>
      <text:p text:style-name="P10"><text:s text:c="4"/>where:</text:p>
      <text:p text:style-name="P11"><text:s text:c="6"/>- focus: $X</text:p>
      <text:p text:style-name="P12"><text:s text:c="2"/>- inside: |</text:p>
      <text:p text:style-name="P13"><text:s text:c="6"/>def $FUNC(...):</text:p>
      <text:p text:style-name="P14"><text:s text:c="8"/>...</text:p>
      <text:p text:style-name="First_20_paragraph">for the pattern which contains a sub-pattern, the <text:span text:style-name="Source_Text">any</text:span>, which is modified by the <text:span text:style-name="Source_Text">where</text:span> clause.</text:p>
      <text:h text:style-name="Heading_20_3" text:outline-level="3"><text:bookmark-start text:name="focus"/><text:span text:style-name="Source_Text">focus</text:span><text:bookmark-end text:name="focus"/></text:h>
      <text:p text:style-name="First_20_paragraph">The <text:span text:style-name="Source_Text">focus</text:span> modifier puts the focus, or <text:span text:style-name="T1">zooms in</text:span>, on the code region matched by a single metavariable or a list of metavariables. For example, to find all functions arguments annotated with the type <text:span text:style-name="Source_Text">bad</text:span> you may write the following pattern:</text:p>
      <text:p text:style-name="P15">pattern: |</text:p>
      <text:p text:style-name="P16"><text:s text:c="2"/>def $FUNC(..., $ARG : bad, ...):</text:p>
      <text:p text:style-name="P17"><text:s text:c="4"/>...</text:p>
      <text:p text:style-name="First_20_paragraph">This works but it matches the entire function definition. Sometimes, this is not desirable. If the definition spans hundreds of lines they are all matched. In particular, if you are using <text:a xlink:type="simple" xlink:href="https://semgrep.dev/login" office:name=""><text:span text:style-name="Definition">Semgrep App</text:span></text:a> and you have triaged a finding generated by this pattern, the same finding shows up again as new if you make any change to the definition of the function!</text:p>
      <text:p text:style-name="Text_20_body">To specify that you are only interested in the code matched by a particular metavariable, in our example <text:span text:style-name="Source_Text">$ARG</text:span>, use <text:span text:style-name="Source_Text">focus</text:span>.</text:p>
      <text:p text:style-name="Text_20_body">Note that <text:span text:style-name="Source_Text">focus: $ARG</text:span> is not the same as <text:span text:style-name="Source_Text">pattern: $ARG</text:span>! Using <text:span text:style-name="Source_Text">pattern: $ARG</text:span> finds all the uses of the parameter <text:span text:style-name="Source_Text">x</text:span> which is not what we want! (Note that <text:span text:style-name="Source_Text">pattern: $ARG</text:span> does not match the formal parameter declaration, because in this context <text:span text:style-name="Source_Text">$ARG</text:span> only matches expressions.)</text:p>
      <text:p text:style-name="Text_20_body">In short, <text:span text:style-name="Source_Text">focus: $X</text:span> is not a pattern in itself, it does not perform any matching, it only focuses the matching on the code already bound to <text:span text:style-name="Source_Text">$X</text:span> by other patterns. Whereas <text:span text:style-name="Source_Text">pattern: $X</text:span> matches <text:span text:style-name="Source_Text">$X</text:span> against your code (and in this context, <text:span text:style-name="Source_Text">$X</text:span> only matches expressions)!</text:p>
      <text:h text:style-name="Heading_20_4" text:outline-level="4"><text:bookmark-start text:name="including-multiple-focus-metavariables-using-set-intersection-semantics"/>Including multiple <text:span text:style-name="Source_Text">focus</text:span> metavariables using set intersection semantics<text:bookmark-end text:name="including-multiple-focus-metavariables-using-set-intersection-semantics"/></text:h>
      <text:p text:style-name="First_20_paragraph">Include more <text:span text:style-name="Source_Text">focus</text:span> keys with different metavariables under the <text:span text:style-name="Source_Text">pattern</text:span> to match results <text:span text:style-name="T2">only</text:span> for the overlapping region of all the focused code:</text:p>
      <text:p text:style-name="P18"><text:s text:c="4"/>pattern: foo($X, ..., $Y)</text:p>
      <text:p text:style-name="P19"><text:s text:c="4"/>where:</text:p>
      <text:p text:style-name="P20"><text:s text:c="6"/>- focus: $X</text:p>
      <text:p text:style-name="P21"><text:s text:c="6"/>- focus: $Y</text:p>
      <text:p text:style-name="First_20_paragraph">See the following example: </text:p>
      <text:p text:style-name="Text_20_body">To make a list of multiple <text:span text:style-name="Source_Text">focus</text:span> metavariables using set union semantics that matches the metavariables regardless of their position in code, see <text:a xlink:type="simple" xlink:href="..//writing-rules/experiments/multiple-focus-metavariables" office:name=""><text:span text:style-name="Definition">Including multiple focus metavariables using set union semantics</text:span></text:a> documentation.</text:p>
      <text:h text:style-name="Heading_20_3" text:outline-level="3"><text:bookmark-start text:name="metavariable-filters"/><text:span text:style-name="Source_Text">metavariable</text:span> Filters<text:bookmark-end text:name="metavariable-filters"/></text:h>
      <text:p text:style-name="First_20_paragraph">The <text:span text:style-name="Source_Text">metavariable</text:span> key denotes several possibilities of filters which can be placed upon a range, depending on if a condition holds of a metavariable within it. These conditions must all be paired with a key denoting the metavariable that it is supposed to hold of.</text:p>
      <text:h text:style-name="Heading_20_4" text:outline-level="4"><text:bookmark-start text:name="metavariable-regex-filter"/>Metavariable <text:span text:style-name="Source_Text">regex</text:span> Filter:<text:bookmark-end text:name="metavariable-regex-filter"/></text:h>
      <text:p text:style-name="First_20_paragraph">The <text:span text:style-name="Source_Text">regex</text:span> filter searches metavariables for a <text:a xlink:type="simple" xlink:href="https://www.pcre.org/original/doc/html/pcrepattern.html" office:name=""><text:span text:style-name="Definition">PCRE</text:span></text:a> regular expression. This is useful for filtering results based on a <text:a xlink:type="simple" xlink:href="../pattern-syntax.mdx#metavariables" office:name=""><text:span text:style-name="Definition">metavariable’s</text:span></text:a> value. It requires the <text:span text:style-name="Source_Text">metavariable</text:span> and <text:span text:style-name="Source_Text">regex</text:span> keys and can be combined with other patterns.</text:p>
      <text:p text:style-name="Text_20_body">Regex matching is <text:span text:style-name="T2">unanchored</text:span>. For anchored matching, use <text:span text:style-name="Source_Text">\A</text:span> for start-of-string anchoring and <text:span text:style-name="Source_Text">\Z</text:span> for end-of-string anchoring. The next example, using the same expression as above but anchored, finds no matches:</text:p>
      <text:p text:style-name="Text_20_body">Include quotes in your regular expression when using the <text:span text:style-name="Source_Text">regex</text:span> filter to search string literals. See <text:a xlink:type="simple" xlink:href="https://semgrep.dev/s/mschwager:include-quotes" office:name=""><text:span text:style-name="Definition">this snippet</text:span></text:a> for more details. <text:a xlink:type="simple" xlink:href="../pattern-syntax.mdx#string-matching" office:name=""><text:span text:style-name="Definition">String matching</text:span></text:a> functionality can also be used to search string literals.</text:p>
      <text:h text:style-name="Heading_20_3" text:outline-level="3"><text:bookmark-start text:name="metavariable-pattern-filter"/>Metavariable Pattern Filter<text:bookmark-end text:name="metavariable-pattern-filter"/></text:h>
      <text:p text:style-name="First_20_paragraph">You can also match a metavariable with an arbitrary pattern formula. This is useful for filtering results based on a <text:a xlink:type="simple" xlink:href="../pattern-syntax.mdx#metavariables" office:name=""><text:span text:style-name="Definition">metavariable’s</text:span></text:a> value. It requires the <text:span text:style-name="Source_Text">metavariable</text:span> key, and exactly one key of <text:span text:style-name="Source_Text">pattern</text:span>, <text:span text:style-name="Source_Text">all</text:span>, <text:span text:style-name="Source_Text">any</text:span>, or <text:span text:style-name="Source_Text">regex</text:span>. This filter can be nested as well as combined with other filters and patterns.</text:p>
      <text:p text:style-name="Text_20_body">For example, it can be used to filter out matches that do <text:span text:style-name="T1">not</text:span> match certain criteria:</text:p>
      <text:p text:style-name="Text_20_body">In this case it is possible to start an <text:span text:style-name="Source_Text">all</text:span> AND operation with a <text:span text:style-name="Source_Text">not</text:span>, because there is an implicit <text:span text:style-name="Source_Text">pattern: ...</text:span> that matches the content of the metavariable.</text:p>
      <text:p text:style-name="Text_20_body">It is also useful in combination with <text:span text:style-name="Source_Text">any</text:span>:</text:p>
      <text:p text:style-name="Text_20_body">It is possible to nest a pattern filter inside a pattern filter!</text:p>
      <text:p text:style-name="Text_20_body">The metavariable should be bound to an expression, a statement, or a list of statements, for this test to be meaningful. A metavariable bound to a list of function arguments, a type, or a pattern, always evaluate to false.</text:p>
      <text:h text:style-name="Heading_20_4" text:outline-level="4"><text:bookmark-start text:name="metavariable-pattern-filters-with-nested-language"/>Metavariable pattern filters with nested language<text:bookmark-end text:name="metavariable-pattern-filters-with-nested-language"/></text:h>
      <text:p text:style-name="First_20_paragraph">If the metavariable’s content is a string, then it is possible to use a pattern filter to match this string as code by specifying the target language via the <text:span text:style-name="Source_Text">language</text:span> key.</text:p>
      <text:p text:style-name="Text_20_body">For example, we can match JavaScript code inside HTML:</text:p>
      <text:p text:style-name="Text_20_body">We can also use this feature to filter regex matches:</text:p>
      <text:h text:style-name="Heading_20_3" text:outline-level="3"><text:bookmark-start text:name="metavariable-comparison-filters"/>Metavariable Comparison Filters<text:bookmark-end text:name="metavariable-comparison-filters"/></text:h>
      <text:p text:style-name="First_20_paragraph">The <text:span text:style-name="Source_Text">comparison</text:span> filter compares metavariables against a basic <text:a xlink:type="simple" xlink:href="https://docs.python.org/3/reference/expressions.html#comparisons" office:name=""><text:span text:style-name="Definition">Python comparison</text:span></text:a> expression. This is useful for filtering results based on a <text:a xlink:type="simple" xlink:href="../../writing-rules/pattern-syntax.mdx#metavariables" office:name=""><text:span text:style-name="Definition">metavariable’s</text:span></text:a> numeric value.</text:p>
      <text:p text:style-name="Text_20_body">The <text:span text:style-name="Source_Text">comparison</text:span> filter is a mapping which requires only a <text:span text:style-name="Source_Text">comparison</text:span> key – you don’t need to specify the <text:span text:style-name="Source_Text">metavaraible</text:span>. It can be combined with other patterns:</text:p>
      <text:p text:style-name="Text_20_body">This matches code such as <text:span text:style-name="Source_Text">set_port(80)</text:span> or <text:span text:style-name="Source_Text">set_port(443)</text:span>, but not <text:span text:style-name="Source_Text">set_port(8080)</text:span>.</text:p>
      <text:p text:style-name="Text_20_body">Comparison expressions support simple arithmetic as well as composition with <text:a xlink:type="simple" xlink:href="https://docs.python.org/3/reference/expressions.html#boolean-operations" office:name=""><text:span text:style-name="Definition">boolean operators</text:span></text:a> to allow for more complex matching. This is particularly useful for checking that metavariables are divisible by particular values, such as enforcing that a particular value is even or odd:</text:p>
      <text:p text:style-name="Text_20_body">Building on the previous example, this still matches code such as <text:span text:style-name="Source_Text">set_port(80)</text:span> but it no longer matches <text:span text:style-name="Source_Text">set_port(443)</text:span> or <text:span text:style-name="Source_Text">set_port(8080)</text:span>.</text:p>
      <text:p text:style-name="Text_20_body">The <text:span text:style-name="Source_Text">comparison</text:span> key accepts Python expression using:</text:p>
      <text:list text:style-name="L2">
        <text:list-item>
          <text:p text:style-name="P22">Boolean, string, integer, and float literals.</text:p>
        </text:list-item>
        <text:list-item>
          <text:p text:style-name="P22">Boolean operators <text:span text:style-name="Source_Text">not</text:span>, <text:span text:style-name="Source_Text">or</text:span>, and <text:span text:style-name="Source_Text">and</text:span>.</text:p>
        </text:list-item>
        <text:list-item>
          <text:p text:style-name="P22">Arithmetic operators <text:span text:style-name="Source_Text">+</text:span>, <text:span text:style-name="Source_Text">-</text:span>, <text:span text:style-name="Source_Text">*</text:span>, <text:span text:style-name="Source_Text">/</text:span>, and <text:span text:style-name="Source_Text">%</text:span>.</text:p>
        </text:list-item>
        <text:list-item>
          <text:p text:style-name="P22">Comparison operators <text:span text:style-name="Source_Text">==</text:span>, <text:span text:style-name="Source_Text">!=</text:span>, <text:span text:style-name="Source_Text">&lt;</text:span>, <text:span text:style-name="Source_Text">&lt;=</text:span>, <text:span text:style-name="Source_Text">&gt;</text:span>, and <text:span text:style-name="Source_Text">&gt;=</text:span>.</text:p>
        </text:list-item>
        <text:list-item>
          <text:p text:style-name="P22">Function <text:span text:style-name="Source_Text">int()</text:span> to convert strings into integers.</text:p>
        </text:list-item>
        <text:list-item>
          <text:p text:style-name="P22">Function <text:span text:style-name="Source_Text">str()</text:span> to convert numbers into strings.</text:p>
        </text:list-item>
        <text:list-item>
          <text:p text:style-name="P22">Lists, together with the <text:span text:style-name="Source_Text">in</text:span>, and <text:span text:style-name="Source_Text">not in</text:span> infix operators.</text:p>
        </text:list-item>
        <text:list-item>
          <text:p text:style-name="P22">Function <text:span text:style-name="Source_Text">re.match()</text:span> to match a regular expression (without the optional <text:span text:style-name="Source_Text">flags</text:span> argument).</text:p>
        </text:list-item>
      </text:list>
      <text:p text:style-name="First_20_paragraph">You can use Semgrep metavariables such as <text:span text:style-name="Source_Text">$MVAR</text:span>, which Semgrep evaluates as follows:</text:p>
      <text:list text:style-name="L3">
        <text:list-item>
          <text:p text:style-name="P23">If <text:span text:style-name="Source_Text">$MVAR</text:span> binds to a literal, then that literal is the value assigned to <text:span text:style-name="Source_Text">$MVAR</text:span>.</text:p>
        </text:list-item>
        <text:list-item>
          <text:p text:style-name="P23">If <text:span text:style-name="Source_Text">$MVAR</text:span> binds to a code variable that is a constant, and constant propagation is enabled (as it is by default), then that constant is the value assigned to <text:span text:style-name="Source_Text">$MVAR</text:span>.</text:p>
        </text:list-item>
        <text:list-item>
          <text:p text:style-name="P23">Otherwise the code bound to the <text:span text:style-name="Source_Text">$MVAR</text:span> is kept unevvaluated, and its string representation can be obtainer using the <text:span text:style-name="Source_Text">str()</text:span> function, as in <text:span text:style-name="Source_Text">str($MVAR)</text:span>. For example, if <text:span text:style-name="Source_Text">$MVAR</text:span> binds to the code variable <text:span text:style-name="Source_Text">x</text:span>, <text:span text:style-name="Source_Text">str($MVAR)</text:span> evaluates to the string literal <text:span text:style-name="Source_Text">"x"</text:span>.</text:p>
        </text:list-item>
      </text:list>
      <text:h text:style-name="Heading_20_4" text:outline-level="4"><text:bookmark-start text:name="legacy-comparison-keys"/>Legacy <text:span text:style-name="Source_Text">comparison</text:span> keys<text:bookmark-end text:name="legacy-comparison-keys"/></text:h>
      <text:p text:style-name="First_20_paragraph">You can avoid the use of the legacy keys described below (<text:span text:style-name="Source_Text">base: int</text:span> and <text:span text:style-name="Source_Text">strip: bool</text:span>) by using the <text:span text:style-name="Source_Text">int()</text:span> function, as in <text:span text:style-name="Source_Text">int($ARG) &gt; 0o600</text:span> or <text:span text:style-name="Source_Text">int($ARG) &gt; 2147483647</text:span>.</text:p>
      <text:p text:style-name="Text_20_body">The <text:span text:style-name="Source_Text">comparison</text:span> filter also takes optional <text:span text:style-name="Source_Text">base: int</text:span> and <text:span text:style-name="Source_Text">strip: bool</text:span> keys. These keys set the integer base the metavariable value should be interpreted as and remove quotes from the metavariable value, respectively.</text:p>
      <text:p text:style-name="Text_20_body">For example, <text:span text:style-name="Source_Text">base</text:span>:</text:p>
      <text:p text:style-name="Text_20_body">This interprets metavariable values found in code as octal. As a result, Semgrep detects <text:span text:style-name="Source_Text">0700</text:span>, but it does <text:span text:style-name="T2">not</text:span> detect <text:span text:style-name="Source_Text">0400</text:span>.</text:p>
      <text:p text:style-name="Text_20_body">For example, <text:span text:style-name="Source_Text">strip</text:span>:</text:p>
      <text:p text:style-name="Text_20_body">This removes quotes (<text:span text:style-name="Source_Text">'</text:span>, <text:span text:style-name="Source_Text">"</text:span>, and <text:span text:style-name="Source_Text">`</text:span>) from both ends of the metavariable content. As a result, Semgrep detects <text:span text:style-name="Source_Text">"2147483648"</text:span>, but it does <text:span text:style-name="T2">not</text:span> detect <text:span text:style-name="Source_Text">"2147483646"</text:span>. This is useful when you expect strings to contain integer or float data.</text:p>
      <text:h text:style-name="Heading_20_2" text:outline-level="2"><text:bookmark-start text:name="metavariable-matching"/>Metavariable matching<text:bookmark-end text:name="metavariable-matching"/></text:h>
      <text:p text:style-name="First_20_paragraph">Metavariable matching operates differently for logical AND (<text:span text:style-name="Source_Text">all</text:span>) and logical OR (<text:span text:style-name="Source_Text">any</text:span>) parent patterns. Behavior is consistent across all child patterns: <text:span text:style-name="Source_Text">pattern</text:span>, <text:span text:style-name="Source_Text">not</text:span>, <text:span text:style-name="Source_Text">regex</text:span>, and <text:span text:style-name="Source_Text">inside</text:span>.</text:p>
      <text:h text:style-name="Heading_20_3" text:outline-level="3"><text:bookmark-start text:name="metavariables-in-logical-ands"/>Metavariables in logical ANDs<text:bookmark-end text:name="metavariables-in-logical-ands"/></text:h>
      <text:p text:style-name="First_20_paragraph">Metavariable values must be identical across sub-patterns when performing logical AND operations with the <text:span text:style-name="Source_Text">all</text:span> pattern.</text:p>
      <text:p text:style-name="Text_20_body">Example:</text:p>
      <text:p text:style-name="P24">rules:</text:p>
      <text:p text:style-name="P25"><text:s text:c="2"/>- id: function-args-to-open</text:p>
      <text:p text:style-name="P26"><text:s text:c="4"/>match:</text:p>
      <text:p text:style-name="P27"><text:s text:c="6"/>all:</text:p>
      <text:p text:style-name="P28"><text:s text:c="8"/>- inside: |</text:p>
      <text:p text:style-name="P29"><text:s text:c="12"/>def $F($X):</text:p>
      <text:p text:style-name="P30"><text:s text:c="16"/>...</text:p>
      <text:p text:style-name="P31"><text:s text:c="8"/>- open($X)</text:p>
      <text:p text:style-name="P32"><text:s text:c="4"/>message: "Function argument passed to open() builtin"</text:p>
      <text:p text:style-name="P33"><text:s text:c="4"/>languages: [python]</text:p>
      <text:p text:style-name="P34"><text:s text:c="4"/>severity: ERROR</text:p>
      <text:p text:style-name="First_20_paragraph">This rule matches the following code:</text:p>
      <text:p text:style-name="P35">def foo(path):</text:p>
      <text:p text:style-name="P36"><text:s text:c="4"/>open(path)</text:p>
      <text:p text:style-name="First_20_paragraph">The example rule doesn’t match this code:</text:p>
      <text:p text:style-name="P37">def foo(path):</text:p>
      <text:p text:style-name="P38"><text:s text:c="4"/>open(something_else)</text:p>
      <text:h text:style-name="Heading_20_3" text:outline-level="3"><text:bookmark-start text:name="metavariables-in-logical-ors"/>Metavariables in logical ORs<text:bookmark-end text:name="metavariables-in-logical-ors"/></text:h>
      <text:p text:style-name="First_20_paragraph">Metavariable matching does not affect the matching of logical OR operations with the <text:span text:style-name="Source_Text">any</text:span> pattern.</text:p>
      <text:p text:style-name="Text_20_body">Example:</text:p>
      <text:p text:style-name="P39">rules:</text:p>
      <text:p text:style-name="P40"><text:s text:c="2"/>- id: insecure-function-call</text:p>
      <text:p text:style-name="P41"><text:s text:c="4"/>match:</text:p>
      <text:p text:style-name="P42"><text:s text:c="6"/>any:</text:p>
      <text:p text:style-name="P43"><text:s text:c="8"/>- insecure_func1($X)</text:p>
      <text:p text:style-name="P44"><text:s text:c="8"/>- insecure_func2($X)</text:p>
      <text:p text:style-name="P45"><text:s text:c="4"/>message: "Insecure function use"</text:p>
      <text:p text:style-name="P46"><text:s text:c="4"/>languages: [python]</text:p>
      <text:p text:style-name="P47"><text:s text:c="4"/>severity: ERROR</text:p>
      <text:p text:style-name="First_20_paragraph">The above rule matches both examples below:</text:p>
      <text:p text:style-name="P48">insecure_func1(something)</text:p>
      <text:p text:style-name="P49">insecure_func2(something)</text:p>
      <text:p text:style-name="P50">insecure_func1(something)</text:p>
      <text:p text:style-name="P51">insecure_func2(something_else)</text:p>
      <text:h text:style-name="Heading_20_3" text:outline-level="3"><text:bookmark-start text:name="metavariables-in-complex-logic"/>Metavariables in complex logic<text:bookmark-end text:name="metavariables-in-complex-logic"/></text:h>
      <text:p text:style-name="First_20_paragraph">Metavariable matching still affects subsequent logical ORs if the parent is a logical AND.</text:p>
      <text:p text:style-name="Text_20_body">Example:</text:p>
      <text:p text:style-name="P52">all:</text:p>
      <text:p text:style-name="P53"><text:s text:c="2"/>- inside: |</text:p>
      <text:p text:style-name="P54"><text:s text:c="6"/>def $F($X):</text:p>
      <text:p text:style-name="P55"><text:s text:c="8"/>...</text:p>
      <text:p text:style-name="P56"><text:s text:c="2"/>- any:</text:p>
      <text:p text:style-name="P57"><text:s text:c="6"/>- bar($X)</text:p>
      <text:p text:style-name="P58"><text:s text:c="6"/>- baz($X)</text:p>
      <text:p text:style-name="First_20_paragraph">The above rule matches both examples below:</text:p>
      <text:p text:style-name="P59">def foo(something):</text:p>
      <text:p text:style-name="P60"><text:s text:c="4"/>bar(something)</text:p>
      <text:p text:style-name="P61">def foo(something):</text:p>
      <text:p text:style-name="P62"><text:s text:c="4"/>baz(something)</text:p>
      <text:p text:style-name="First_20_paragraph">The example rule doesn’t match this code:</text:p>
      <text:p text:style-name="P63">def foo(something):</text:p>
      <text:p text:style-name="P64"><text:s text:c="4"/>bar(something_else)</text:p>
      <text:h text:style-name="Heading_20_2" text:outline-level="2"><text:bookmark-start text:name="options"/><text:span text:style-name="Source_Text">options</text:span><text:bookmark-end text:name="options"/></text:h>
      <text:p text:style-name="First_20_paragraph">Enable, disable, or modify the following matching features:</text:p>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Option</text:p>
            </table:table-cell>
            <table:table-cell table:style-name="TableHeaderRowCell" office:value-type="string">
              <text:p text:style-name="Table_20_Heading">Default</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Source_Text">ac_matching</text:span></text:p>
          </table:table-cell>
          <table:table-cell table:style-name="TableRowCell" office:value-type="string">
            <text:p text:style-name="Table_20_Contents"><text:span text:style-name="Source_Text">true</text:span></text:p>
          </table:table-cell>
          <table:table-cell table:style-name="TableRowCell" office:value-type="string">
            <text:p text:style-name="Table_20_Contents"><text:a xlink:type="simple" xlink:href=".././pattern-syntax.mdx#associative-and-commutative-operators" office:name=""><text:span text:style-name="Definition">Matching modulo associativity and commutativity</text:span></text:a>, treat Boolean AND/OR as associative, and bitwise AND/OR/XOR as both associative and commutative.</text:p>
          </table:table-cell>
        </table:table-row>
        <table:table-row>
          <table:table-cell table:style-name="TableRowCell" office:value-type="string">
            <text:p text:style-name="Table_20_Contents"><text:span text:style-name="Source_Text">attr_expr</text:span></text:p>
          </table:table-cell>
          <table:table-cell table:style-name="TableRowCell" office:value-type="string">
            <text:p text:style-name="Table_20_Contents"><text:span text:style-name="Source_Text">true</text:span></text:p>
          </table:table-cell>
          <table:table-cell table:style-name="TableRowCell" office:value-type="string">
            <text:p text:style-name="Table_20_Contents">Expression patterns (for example: <text:span text:style-name="Source_Text">f($X)</text:span>) matches attributes (for example: <text:span text:style-name="Source_Text">@f(a)</text:span>).</text:p>
          </table:table-cell>
        </table:table-row>
        <table:table-row>
          <table:table-cell table:style-name="TableRowCell" office:value-type="string">
            <text:p text:style-name="Table_20_Contents"><text:span text:style-name="Source_Text">commutative_boolop</text:span></text:p>
          </table:table-cell>
          <table:table-cell table:style-name="TableRowCell" office:value-type="string">
            <text:p text:style-name="Table_20_Contents"><text:span text:style-name="Source_Text">false</text:span></text:p>
          </table:table-cell>
          <table:table-cell table:style-name="TableRowCell" office:value-type="string">
            <text:p text:style-name="Table_20_Contents">Treat Boolean AND/OR as commutative even if not semantically accurate.</text:p>
          </table:table-cell>
        </table:table-row>
        <table:table-row>
          <table:table-cell table:style-name="TableRowCell" office:value-type="string">
            <text:p text:style-name="Table_20_Contents"><text:span text:style-name="Source_Text">constant_propagation</text:span></text:p>
          </table:table-cell>
          <table:table-cell table:style-name="TableRowCell" office:value-type="string">
            <text:p text:style-name="Table_20_Contents"><text:span text:style-name="Source_Text">true</text:span></text:p>
          </table:table-cell>
          <table:table-cell table:style-name="TableRowCell" office:value-type="string">
            <text:p text:style-name="Table_20_Contents"><text:a xlink:type="simple" xlink:href=".././pattern-syntax.mdx#constants" office:name=""><text:span text:style-name="Definition">Constant propagation</text:span></text:a>, including <text:a xlink:type="simple" xlink:href="../../data-flow/constant-propagation/" office:name=""><text:span text:style-name="Definition">intra-procedural flow-sensitive constant propagation</text:span></text:a>.</text:p>
          </table:table-cell>
        </table:table-row>
        <table:table-row>
          <table:table-cell table:style-name="TableRowCell" office:value-type="string">
            <text:p text:style-name="Table_20_Contents"><text:span text:style-name="Source_Text">generic_comment_style</text:span></text:p>
          </table:table-cell>
          <table:table-cell table:style-name="TableRowCell" office:value-type="string">
            <text:p text:style-name="Table_20_Contents">none</text:p>
          </table:table-cell>
          <table:table-cell table:style-name="TableRowCell" office:value-type="string">
            <text:p text:style-name="Table_20_Contents">In generic mode, assume that comments follow the specified syntax. They are then ignored for matching purposes. Allowed values for comment styles are: </text:p>
          </table:table-cell>
        </table:table-row>
        <table:table-row>
          <table:table-cell table:style-name="TableRowCell" office:value-type="string">
            <text:p text:style-name="Table_20_Contents"><text:span text:style-name="Source_Text">generic_ellipsis_max_span</text:span></text:p>
          </table:table-cell>
          <table:table-cell table:style-name="TableRowCell" office:value-type="string">
            <text:p text:style-name="Table_20_Contents"><text:span text:style-name="Source_Text">10</text:span></text:p>
          </table:table-cell>
          <table:table-cell table:style-name="TableRowCell" office:value-type="string">
            <text:p text:style-name="Table_20_Contents">In generic mode, this is the maximum number of newlines that an ellipsis operator <text:span text:style-name="Source_Text">...</text:span> can match or equivalently, the maximum number of lines covered by the match minus one. The default value is <text:span text:style-name="Source_Text">10</text:span> (newlines) for performance reasons. Increase it with caution. Note that the same effect as <text:span text:style-name="Source_Text">20</text:span> can be achieved without changing this setting and by writing <text:span text:style-name="Source_Text">... ...</text:span> in the pattern instead of <text:span text:style-name="Source_Text">...</text:span>. Setting it to <text:span text:style-name="Source_Text">0</text:span> is useful with line-oriented languages (for example <text:a xlink:type="simple" xlink:href="https://en.wikipedia.org/wiki/INI_file" office:name=""><text:span text:style-name="Definition">INI</text:span></text:a> or key-value pairs in general) to force a match to not extend to the next line of code. Available since Semgrep 0.96. For more information about generic mode, see <text:a xlink:type="simple" xlink:href="..//writing-rules/generic-pattern-matching/" office:name=""><text:span text:style-name="Definition">Generic pattern matching</text:span></text:a> documentation.</text:p>
          </table:table-cell>
        </table:table-row>
        <table:table-row>
          <table:table-cell table:style-name="TableRowCell" office:value-type="string">
            <text:p text:style-name="Table_20_Contents"><text:span text:style-name="Source_Text">taint_assume_safe_functions</text:span></text:p>
          </table:table-cell>
          <table:table-cell table:style-name="TableRowCell" office:value-type="string">
            <text:p text:style-name="Table_20_Contents"><text:span text:style-name="Source_Text">false</text:span></text:p>
          </table:table-cell>
          <table:table-cell table:style-name="TableRowCell" office:value-type="string">
            <text:p text:style-name="Table_20_Contents">Experimental option which will be subject to future changes. Used in taint analysis. Assume that function calls do <text:span text:style-name="T2">not</text:span> propagate taint from their arguments to their output. Otherwise, Semgrep always assumes that functions may propagate taint. Can replace <text:span text:style-name="T2">not-conflicting</text:span> sanitizers added in v0.69.0 in the future.</text:p>
          </table:table-cell>
        </table:table-row>
        <table:table-row>
          <table:table-cell table:style-name="TableRowCell" office:value-type="string">
            <text:p text:style-name="Table_20_Contents"><text:span text:style-name="Source_Text">taint_assume_safe_indexes</text:span></text:p>
          </table:table-cell>
          <table:table-cell table:style-name="TableRowCell" office:value-type="string">
            <text:p text:style-name="Table_20_Contents"><text:span text:style-name="Source_Text">false</text:span></text:p>
          </table:table-cell>
          <table:table-cell table:style-name="TableRowCell" office:value-type="string">
            <text:p text:style-name="Table_20_Contents">Used in taint analysis. Assume that an array-access expression is safe even if the index expression is tainted. Otherwise Semgrep assumes that for example: <text:span text:style-name="Source_Text">a[i]</text:span> is tainted if <text:span text:style-name="Source_Text">i</text:span> is tainted, even if <text:span text:style-name="Source_Text">a</text:span> is not. Enabling this option is recommended for high-signal rules, whereas disabling is preferred for audit rules. Currently, it is disabled by default to attain backwards compatibility, but this can change in the near future after some evaluation.</text:p>
          </table:table-cell>
        </table:table-row>
        <table:table-row>
          <table:table-cell table:style-name="TableRowCell" office:value-type="string">
            <text:p text:style-name="Table_20_Contents"><text:span text:style-name="Source_Text">vardef_assign</text:span></text:p>
          </table:table-cell>
          <table:table-cell table:style-name="TableRowCell" office:value-type="string">
            <text:p text:style-name="Table_20_Contents"><text:span text:style-name="Source_Text">true</text:span></text:p>
          </table:table-cell>
          <table:table-cell table:style-name="TableRowCell" office:value-type="string">
            <text:p text:style-name="Table_20_Contents">Assignment patterns (for example <text:span text:style-name="Source_Text">$X = $E</text:span>) match variable declarations (for example <text:span text:style-name="Source_Text">var x = 1;</text:span>).</text:p>
          </table:table-cell>
        </table:table-row>
        <table:table-row>
          <table:table-cell table:style-name="TableRowCell" office:value-type="string">
            <text:p text:style-name="Table_20_Contents"><text:span text:style-name="Source_Text">xml_attrs_implicit_ellipsis</text:span></text:p>
          </table:table-cell>
          <table:table-cell table:style-name="TableRowCell" office:value-type="string">
            <text:p text:style-name="Table_20_Contents"><text:span text:style-name="Source_Text">true</text:span></text:p>
          </table:table-cell>
          <table:table-cell table:style-name="TableRowCell" office:value-type="string">
            <text:p text:style-name="Table_20_Contents">Any XML/JSX/HTML element patterns have implicit ellipsis for attributes (for example: <text:span text:style-name="Source_Text">&lt;div /&gt;</text:span> matches <text:span text:style-name="Source_Text">&lt;div foo="1"&gt;</text:span>.</text:p>
          </table:table-cell>
        </table:table-row>
      </table:table>
      <text:p text:style-name="First_20_paragraph">The full list of available options can be consulted <text:a xlink:type="simple" xlink:href="https://github.com/returntocorp/semgrep/blob/develop/interfaces/Config_semgrep.atd" office:name=""><text:span text:style-name="Definition">here</text:span></text:a>. Note that options not included in the table above are considered experimental, and they may change or be removed without notice.</text:p>
      <text:h text:style-name="Heading_20_2" text:outline-level="2"><text:bookmark-start text:name="fix"/><text:span text:style-name="Source_Text">fix</text:span><text:bookmark-end text:name="fix"/></text:h>
      <text:p text:style-name="First_20_paragraph">The <text:span text:style-name="Source_Text">fix</text:span> top-level key allows for simple autofixing of a pattern by suggesting an autofix for each match. Run <text:span text:style-name="Source_Text">semgrep</text:span> with <text:span text:style-name="Source_Text">--autofix</text:span> to apply the changes to the files.</text:p>
      <text:p text:style-name="Text_20_body">Example:</text:p>
      <text:p text:style-name="P65">rules:</text:p>
      <text:p text:style-name="P66"><text:s text:c="2"/>- id: use-dict-get</text:p>
      <text:p text:style-name="P67"><text:s text:c="4"/>match: $DICT[$KEY]</text:p>
      <text:p text:style-name="P68"><text:s text:c="4"/>fix: $DICT.get($KEY)</text:p>
      <text:p text:style-name="P69"><text:s text:c="4"/>message: "Use `.get()` method to avoid a KeyNotFound error"</text:p>
      <text:p text:style-name="P70"><text:s text:c="4"/>languages: [python]</text:p>
      <text:p text:style-name="P71"><text:s text:c="4"/>severity: ERROR</text:p>
      <text:p text:style-name="First_20_paragraph">For more information about <text:span text:style-name="Source_Text">fix</text:span> and <text:span text:style-name="Source_Text">--autofix</text:span> see <text:a xlink:type="simple" xlink:href="..//writing-rules/autofix" office:name=""><text:span text:style-name="Definition">Autofix</text:span></text:a> documentation.</text:p>
      <text:h text:style-name="Heading_20_2" text:outline-level="2"><text:bookmark-start text:name="metadata"/><text:span text:style-name="Source_Text">metadata</text:span><text:bookmark-end text:name="metadata"/></text:h>
      <text:p text:style-name="First_20_paragraph">Provide additional information for a rule with the <text:span text:style-name="Source_Text">metadata:</text:span> key, such as a related CWE, likelihood, OWASP.</text:p>
      <text:p text:style-name="Text_20_body">Example:</text:p>
      <text:p text:style-name="P72">rules:</text:p>
      <text:p text:style-name="P73"><text:s text:c="2"/>- id: eqeq-is-bad</text:p>
      <text:p text:style-name="P74"><text:s text:c="4"/>match:</text:p>
      <text:p text:style-name="P75"><text:s text:c="6"/>all:</text:p>
      <text:p text:style-name="P76"><text:s text:c="8"/>- [...]</text:p>
      <text:p text:style-name="P77"><text:s text:c="4"/>message: "useless comparison operation `$X == $X` or `$X != $X`"</text:p>
      <text:p text:style-name="P78"><text:s text:c="4"/>metadata:</text:p>
      <text:p text:style-name="P79"><text:s text:c="6"/>cve: CVE-2077-1234</text:p>
      <text:p text:style-name="P80"><text:s text:c="6"/>discovered-by: Ikwa L'equale</text:p>
      <text:p text:style-name="First_20_paragraph">The metadata are also displayed in Semgrep’s output if you’re running it with <text:span text:style-name="Source_Text">--json</text:span>. Rules with <text:span text:style-name="Source_Text">category: security</text:span> have additional metadata requirements. See <text:a xlink:type="simple" xlink:href="..//contributing/contributing-to-semgrep-rules-repository/#including-fields-required-by-security-category" office:name=""><text:span text:style-name="Definition">Including fields required by security category</text:span></text:a> for more information.</text:p>
      <text:h text:style-name="Heading_20_2" text:outline-level="2"><text:bookmark-start text:name="category"/><text:span text:style-name="Source_Text">category</text:span><text:bookmark-end text:name="category"/></text:h>
      <text:p text:style-name="First_20_paragraph">Provide a category for users of the rule. For example: <text:span text:style-name="Source_Text">best-practice</text:span>, <text:span text:style-name="Source_Text">correctness</text:span>, <text:span text:style-name="Source_Text">maintainability</text:span>. For more information, see <text:a xlink:type="simple" xlink:href="..//contributing/contributing-to-semgrep-rules-repository/#semgrep-registry-rule-requirements" office:name=""><text:span text:style-name="Definition">Semgrep registry rule requirements</text:span></text:a>.</text:p>
      <text:h text:style-name="Heading_20_2" text:outline-level="2"><text:bookmark-start text:name="paths"/><text:span text:style-name="Source_Text">paths</text:span><text:bookmark-end text:name="paths"/></text:h>
      <text:h text:style-name="Heading_20_3" text:outline-level="3"><text:bookmark-start text:name="excluding-a-rule-in-paths"/>Excluding a rule in paths<text:bookmark-end text:name="excluding-a-rule-in-paths"/></text:h>
      <text:p text:style-name="First_20_paragraph">To ignore a specific rule on specific files, set the <text:span text:style-name="Source_Text">paths:</text:span> key with one or more filters.</text:p>
      <text:p text:style-name="Text_20_body">Example:</text:p>
      <text:p text:style-name="P81">rules:</text:p>
      <text:p text:style-name="P82"><text:s text:c="2"/>- id: eqeq-is-bad</text:p>
      <text:p text:style-name="P83"><text:s text:c="4"/>match: $X == $X</text:p>
      <text:p text:style-name="P84"><text:s text:c="4"/>paths:</text:p>
      <text:p text:style-name="P85"><text:s text:c="6"/>exclude:</text:p>
      <text:p text:style-name="P86"><text:s text:c="8"/>- "*.jinja2"</text:p>
      <text:p text:style-name="P87"><text:s text:c="8"/>- "*_test.go"</text:p>
      <text:p text:style-name="P88"><text:s text:c="8"/>- "project/tests"</text:p>
      <text:p text:style-name="P89"><text:s text:c="8"/>- project/static/*.js</text:p>
      <text:p text:style-name="First_20_paragraph">When invoked with <text:span text:style-name="Source_Text">semgrep -f rule.yaml project/</text:span>, the above rule runes on files inside <text:span text:style-name="Source_Text">project/</text:span>, but no results are returned for:</text:p>
      <text:list text:style-name="L4">
        <text:list-item>
          <text:p text:style-name="P90">any file with a <text:span text:style-name="Source_Text">.jinja2</text:span> file extension</text:p>
        </text:list-item>
        <text:list-item>
          <text:p text:style-name="P90">any file whose name ends in <text:span text:style-name="Source_Text">_test.go</text:span>, such as <text:span text:style-name="Source_Text">project/backend/server_test.go</text:span></text:p>
        </text:list-item>
        <text:list-item>
          <text:p text:style-name="P90">any file inside <text:span text:style-name="Source_Text">project/tests</text:span> or its subdirectories</text:p>
        </text:list-item>
        <text:list-item>
          <text:p text:style-name="P90">any file matching the <text:span text:style-name="Source_Text">project/static/*.js</text:span> glob pattern</text:p>
        </text:list-item>
      </text:list>
      <text:p text:style-name="First_20_paragraph">The glob syntax is from <text:a xlink:type="simple" xlink:href="https://pypi.org/project/wcmatch/" office:name=""><text:span text:style-name="Definition">Python’s <text:span text:style-name="Source_Text">wcmatch</text:span></text:span></text:a> and is used to match against the given file and all its parent directories.</text:p>
      <text:h text:style-name="Heading_20_3" text:outline-level="3"><text:bookmark-start text:name="limiting-a-rule-to-paths"/>Limiting a rule to paths<text:bookmark-end text:name="limiting-a-rule-to-paths"/></text:h>
      <text:p text:style-name="First_20_paragraph">Conversely, to run a rule <text:span text:style-name="T1">only</text:span> on specific files, set a <text:span text:style-name="Source_Text">paths:</text:span> key with one or more of these filters:</text:p>
      <text:p text:style-name="P91">rules:</text:p>
      <text:p text:style-name="P92"><text:s text:c="2"/>- id: eqeq-is-bad</text:p>
      <text:p text:style-name="P93"><text:s text:c="4"/>match: $X == $X</text:p>
      <text:p text:style-name="P94"><text:s text:c="4"/>paths:</text:p>
      <text:p text:style-name="P95"><text:s text:c="6"/>include:</text:p>
      <text:p text:style-name="P96"><text:s text:c="8"/>- "*_test.go"</text:p>
      <text:p text:style-name="P97"><text:s text:c="8"/>- "project/server"</text:p>
      <text:p text:style-name="P98"><text:s text:c="8"/>- "project/schemata"</text:p>
      <text:p text:style-name="P99"><text:s text:c="8"/>- "project/static/*.js"</text:p>
      <text:p text:style-name="P100"><text:s text:c="8"/>- "tests/**/*.js"</text:p>
      <text:p text:style-name="First_20_paragraph">When invoked with <text:span text:style-name="Source_Text">semgrep -f rule.yaml project/</text:span>, this rule runs on files inside <text:span text:style-name="Source_Text">project/</text:span>, but results are returned only for:</text:p>
      <text:list text:style-name="L5">
        <text:list-item>
          <text:p text:style-name="P101">files whose name ends in <text:span text:style-name="Source_Text">_test.go</text:span>, such as <text:span text:style-name="Source_Text">project/backend/server_test.go</text:span></text:p>
        </text:list-item>
        <text:list-item>
          <text:p text:style-name="P101">files inside <text:span text:style-name="Source_Text">project/server</text:span>, <text:span text:style-name="Source_Text">project/schemata</text:span>, or their subdirectories</text:p>
        </text:list-item>
        <text:list-item>
          <text:p text:style-name="P101">files matching the <text:span text:style-name="Source_Text">project/static/*.js</text:span> glob pattern</text:p>
        </text:list-item>
        <text:list-item>
          <text:p text:style-name="P101">all files with the <text:span text:style-name="Source_Text">.js</text:span> extension, arbitrary depth inside the tests folder</text:p>
        </text:list-item>
      </text:list>
      <text:p text:style-name="First_20_paragraph">If you are writing tests for your rules, add any test file or directory to the included paths as well.</text:p>
      <text:p text:style-name="Text_20_body">When mixing inclusion and exclusion filters, the exclusion ones take precedence.</text:p>
      <text:p text:style-name="Text_20_body">Example:</text:p>
      <text:p text:style-name="P102">paths:</text:p>
      <text:p text:style-name="P103"><text:s text:c="2"/>include: "project/schemata"</text:p>
      <text:p text:style-name="P104"><text:s text:c="2"/>exclude: "*_internal.py"</text:p>
      <text:p text:style-name="First_20_paragraph">The above rule returns results from <text:span text:style-name="Source_Text">project/schemata/scan.py</text:span> but not from <text:span text:style-name="Source_Text">project/schemata/scan_internal.py</text:span>.</text:p>
      <text:h text:style-name="Heading_20_2" text:outline-level="2"><text:bookmark-start text:name="other-examples"/>Other examples<text:bookmark-end text:name="other-examples"/></text:h>
      <text:p text:style-name="First_20_paragraph">This section contains more complex rules that perform advanced code searching.</text:p>
      <text:h text:style-name="Heading_20_3" text:outline-level="3"><text:bookmark-start text:name="complete-useless-comparison"/>Complete useless comparison<text:bookmark-end text:name="complete-useless-comparison"/></text:h>
      <text:p text:style-name="P105">rules:</text:p>
      <text:p text:style-name="P106"><text:s text:c="2"/>- id: eqeq-is-bad</text:p>
      <text:p text:style-name="P107"><text:s text:c="4"/>match:</text:p>
      <text:p text:style-name="P108"><text:s text:c="6"/>all:</text:p>
      <text:p text:style-name="P109"><text:s text:c="6"/>- not: </text:p>
      <text:p text:style-name="P110"><text:s text:c="10"/>inside:</text:p>
      <text:p text:style-name="P111"><text:s text:c="12"/>any: </text:p>
      <text:p text:style-name="P112"><text:s text:c="14"/>- | </text:p>
      <text:p text:style-name="P113"><text:s text:c="16"/>def __eq__(...):</text:p>
      <text:p text:style-name="P114"><text:s text:c="20"/>...</text:p>
      <text:p text:style-name="P115"><text:s text:c="14"/>- assert(...)</text:p>
      <text:p text:style-name="P116"><text:s text:c="14"/>- assertTrue(...)</text:p>
      <text:p text:style-name="P117"><text:s text:c="14"/>- assertFalse(...)</text:p>
      <text:p text:style-name="P118"><text:s text:c="6"/>- any:</text:p>
      <text:p text:style-name="P119"><text:s text:c="10"/>- $X == $X</text:p>
      <text:p text:style-name="P120"><text:s text:c="10"/>- $X != $X</text:p>
      <text:p text:style-name="P121"><text:s text:c="10"/>- all:</text:p>
      <text:p text:style-name="P122"><text:s text:c="14"/>- inside: |</text:p>
      <text:p text:style-name="P123"><text:s text:c="18"/>def __init__(...):</text:p>
      <text:p text:style-name="P124"><text:s text:c="23"/>...</text:p>
      <text:p text:style-name="P125"><text:s text:c="14"/>- self.$X == self.$X</text:p>
      <text:p text:style-name="P126"><text:s text:c="6"/>- not: 1 == 1</text:p>
      <text:p text:style-name="P127"><text:s text:c="4"/>message: "useless comparison operation `$X == $X` or `$X != $X`"</text:p>
      <text:p text:style-name="First_20_paragraph">The above rule makes use of many patterns. It uses <text:span text:style-name="Source_Text">any</text:span>, <text:span text:style-name="Source_Text">all</text:span>, <text:span text:style-name="Source_Text">pattern</text:span>, and <text:span text:style-name="Source_Text">inside</text:span> to carefully consider different cases, and uses <text:span text:style-name="Source_Text">not</text:span> to whitelist certain useless comparisons.</text:p>
      <text:h text:style-name="Heading_20_2" text:outline-level="2"><text:bookmark-start text:name="full-specification"/>Full specification<text:bookmark-end text:name="full-specification"/></text:h>
      <text:p text:style-name="First_20_paragraph">The <text:a xlink:type="simple" xlink:href="https://github.com/returntocorp/semgrep-interfaces/blob/main/rule_schema_v1.yaml" office:name=""><text:span text:style-name="Definition">full configuration-file format</text:span></text:a> is defined as a <text:a xlink:type="simple" xlink:href="http://json-schema.org/specification.html" office:name=""><text:span text:style-name="Definition">jsonschema</text:span></text:a> object.</text:p>
      <text:p text:style-name="Text_20_body">Find what you needed in this doc? Join the Semgrep Community Slack group to ask the maintainers and the community if you need hel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
    <dc:description>This document describes Semgrep’s YAML rule syntax including required and optional fields. Just getting started with Semgrep rule writing? Check out the Semgrep Tutorial at https://semgrep.dev/learn</dc:description>
    <dc:subject/>
    <meta:keyword/>
    <meta:initial-creator/>
    <dc:creator/>
    <meta:creation-date>2023-06-08T13:08:58Z</meta:creation-date>
    <dc:date>2023-06-08T13:08:58Z</dc:date>
    <meta:user-defined meta:name="append_help_link" meta:value-type="string">True</meta:user-defined>
    <meta:user-defined meta:name="slug" meta:value-type="string">new-rule-syntax</meta:user-defined>
  </office:meta>
</office:document-meta>
</file>